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a472e" style:font-size-asian="18pt" style:font-size-complex="18pt"/>
    </style:style>
    <style:style style:name="T72" style:family="text">
      <style:text-properties fo:color="#007dc3" loext:opacity="100%" style:font-name="Calibri1" fo:font-size="18pt" officeooo:rsid="023df688" style:font-size-asian="18pt" style:font-size-complex="18pt"/>
    </style:style>
    <style:style style:name="T73" style:family="text">
      <style:text-properties fo:color="#007dc3" loext:opacity="100%" style:font-name="Calibri1" fo:font-size="18pt" officeooo:rsid="02442df4" style:font-size-asian="18pt" style:font-size-complex="18pt"/>
    </style:style>
    <style:style style:name="T74" style:family="text">
      <style:text-properties fo:color="#007dc3" loext:opacity="100%" style:font-name="Calibri1" fo:font-size="18pt" style:rfc-language-tag="es-ES-u-co-trad" fo:language="es" fo:country="ES" officeooo:rsid="02438c93" style:font-size-asian="18pt" style:font-size-complex="18pt"/>
    </style:style>
    <style:style style:name="T75" style:family="text">
      <style:text-properties fo:color="#007dc3" loext:opacity="100%" style:font-name="Calibri1" fo:font-size="18pt" style:rfc-language-tag="es-ES-u-co-trad" fo:language="es" fo:country="ES" officeooo:rsid="02442df4"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officeooo:rsid="02361166" style:font-size-asian="10pt"/>
    </style:style>
    <style:style style:name="T167" style:family="text">
      <style:text-properties fo:color="#0000ff" loext:opacity="100%" style:font-name="Consolas" fo:font-size="10pt" fo:background-color="#ceccf7" loext:char-shading-value="0" style:font-size-asian="10pt"/>
    </style:style>
    <style:style style:name="T168" style:family="text">
      <style:text-properties officeooo:rsid="008e988b"/>
    </style:style>
    <style:style style:name="T169" style:family="text">
      <style:text-properties officeooo:rsid="008f574f"/>
    </style:style>
    <style:style style:name="T170" style:family="text">
      <style:text-properties officeooo:rsid="009246f4"/>
    </style:style>
    <style:style style:name="T171" style:family="text">
      <style:text-properties officeooo:rsid="0094c775"/>
    </style:style>
    <style:style style:name="T172" style:family="text">
      <style:text-properties officeooo:rsid="00964fe4"/>
    </style:style>
    <style:style style:name="T173" style:family="text">
      <style:text-properties officeooo:rsid="0099b60c"/>
    </style:style>
    <style:style style:name="T174" style:family="text">
      <style:text-properties officeooo:rsid="00799b55"/>
    </style:style>
    <style:style style:name="T175" style:family="text">
      <style:text-properties officeooo:rsid="009a3c41"/>
    </style:style>
    <style:style style:name="T176" style:family="text">
      <style:text-properties officeooo:rsid="009bafdc"/>
    </style:style>
    <style:style style:name="T177" style:family="text">
      <style:text-properties officeooo:rsid="009d0b72"/>
    </style:style>
    <style:style style:name="T178" style:family="text">
      <style:text-properties officeooo:rsid="009e01e9"/>
    </style:style>
    <style:style style:name="T179" style:family="text">
      <style:text-properties officeooo:rsid="009fa0eb"/>
    </style:style>
    <style:style style:name="T180" style:family="text">
      <style:text-properties officeooo:rsid="00a18b49"/>
    </style:style>
    <style:style style:name="T181" style:family="text">
      <style:text-properties officeooo:rsid="00a257b5"/>
    </style:style>
    <style:style style:name="T182" style:family="text">
      <style:text-properties officeooo:rsid="00a309f2"/>
    </style:style>
    <style:style style:name="T183" style:family="text">
      <style:text-properties officeooo:rsid="00a393eb"/>
    </style:style>
    <style:style style:name="T184" style:family="text">
      <style:text-properties officeooo:rsid="00a4587a"/>
    </style:style>
    <style:style style:name="T185" style:family="text">
      <style:text-properties officeooo:rsid="00a621ab"/>
    </style:style>
    <style:style style:name="T186" style:family="text">
      <style:text-properties officeooo:rsid="00aa1124"/>
    </style:style>
    <style:style style:name="T187" style:family="text">
      <style:text-properties officeooo:rsid="00ac7603"/>
    </style:style>
    <style:style style:name="T188" style:family="text">
      <style:text-properties officeooo:rsid="00b1b7d9"/>
    </style:style>
    <style:style style:name="T189" style:family="text">
      <style:text-properties officeooo:rsid="00bb6d03"/>
    </style:style>
    <style:style style:name="T190" style:family="text">
      <style:text-properties officeooo:rsid="00c0adb5"/>
    </style:style>
    <style:style style:name="T191" style:family="text">
      <style:text-properties officeooo:rsid="00c6f0f3"/>
    </style:style>
    <style:style style:name="T192" style:family="text">
      <style:text-properties officeooo:rsid="00cc29a3"/>
    </style:style>
    <style:style style:name="T193" style:family="text">
      <style:text-properties officeooo:rsid="00ca90d1"/>
    </style:style>
    <style:style style:name="T194" style:family="text">
      <style:text-properties fo:font-weight="bold" officeooo:rsid="00ca90d1"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ca90d1" style:font-weight-asian="normal" style:font-weight-complex="normal"/>
    </style:style>
    <style:style style:name="T197" style:family="text">
      <style:text-properties fo:color="#800000" loext:opacity="100%" style:font-name="Consolas" fo:font-size="10pt" fo:font-weight="bold" style:font-size-asian="10pt" style:font-weight-asian="bold"/>
    </style:style>
    <style:style style:name="T198" style:family="text">
      <style:text-properties fo:color="#800000" loext:opacity="100%" fo:font-weight="bold" style:font-weight-asian="bold"/>
    </style:style>
    <style:style style:name="T199" style:family="text">
      <style:text-properties fo:color="#008000" loext:opacity="100%" style:font-name="Consolas" fo:font-size="10pt" style:font-size-asian="10pt"/>
    </style:style>
    <style:style style:name="T200" style:family="text">
      <style:text-properties fo:color="#808080" loext:opacity="100%" style:font-name="Consolas" fo:font-size="10pt" style:font-size-asian="10pt"/>
    </style:style>
    <style:style style:name="T201" style:family="text">
      <style:text-properties fo:color="#000080" loext:opacity="100%" style:font-name="Consolas" fo:font-size="10pt" fo:font-weight="bold" style:font-size-asian="10pt" style:font-weight-asian="bold"/>
    </style:style>
    <style:style style:name="T202" style:family="text">
      <style:text-properties fo:color="#000080" loext:opacity="100%" style:font-name="Consolas" fo:font-size="10pt" style:font-size-asian="10pt"/>
    </style:style>
    <style:style style:name="T203" style:family="text">
      <style:text-properties fo:color="#ff0000" loext:opacity="100%"/>
    </style:style>
    <style:style style:name="T204" style:family="text">
      <style:text-properties fo:color="#ff0000" loext:opacity="100%" style:font-name="Consolas" fo:font-size="10pt" style:font-size-asian="10pt"/>
    </style:style>
    <style:style style:name="T205" style:family="text">
      <style:text-properties officeooo:rsid="00d58e78"/>
    </style:style>
    <style:style style:name="T206" style:family="text">
      <style:text-properties officeooo:rsid="00d7a81d"/>
    </style:style>
    <style:style style:name="T207" style:family="text">
      <style:text-properties officeooo:rsid="00d823ce"/>
    </style:style>
    <style:style style:name="T208" style:family="text">
      <style:text-properties officeooo:rsid="00de0860"/>
    </style:style>
    <style:style style:name="T209" style:family="text">
      <style:text-properties officeooo:rsid="007eeebb"/>
    </style:style>
    <style:style style:name="T210" style:family="text">
      <style:text-properties officeooo:rsid="00f24af6"/>
    </style:style>
    <style:style style:name="T211" style:family="text">
      <style:text-properties officeooo:rsid="00fa58a2"/>
    </style:style>
    <style:style style:name="T212" style:family="text">
      <style:text-properties officeooo:rsid="00fe1856"/>
    </style:style>
    <style:style style:name="T213" style:family="text">
      <style:text-properties officeooo:rsid="00e5e3fc"/>
    </style:style>
    <style:style style:name="T214" style:family="text">
      <style:text-properties officeooo:rsid="0100a5f0"/>
    </style:style>
    <style:style style:name="T215" style:family="text">
      <style:text-properties officeooo:rsid="01025339"/>
    </style:style>
    <style:style style:name="T216" style:family="text">
      <style:text-properties officeooo:rsid="0106bd86"/>
    </style:style>
    <style:style style:name="T217" style:family="text">
      <style:text-properties officeooo:rsid="0108b8e9"/>
    </style:style>
    <style:style style:name="T218" style:family="text">
      <style:text-properties officeooo:rsid="010fdc29"/>
    </style:style>
    <style:style style:name="T219" style:family="text">
      <style:text-properties officeooo:rsid="01109b75"/>
    </style:style>
    <style:style style:name="T220" style:family="text">
      <style:text-properties officeooo:rsid="0111991b"/>
    </style:style>
    <style:style style:name="T221" style:family="text">
      <style:text-properties officeooo:rsid="0113c6d3"/>
    </style:style>
    <style:style style:name="T222" style:family="text">
      <style:text-properties officeooo:rsid="01147293"/>
    </style:style>
    <style:style style:name="T223" style:family="text">
      <style:text-properties officeooo:rsid="007ddfe8"/>
    </style:style>
    <style:style style:name="T224" style:family="text">
      <style:text-properties officeooo:rsid="011d3de9"/>
    </style:style>
    <style:style style:name="T225" style:family="text">
      <style:text-properties officeooo:rsid="011d8806"/>
    </style:style>
    <style:style style:name="T226" style:family="text">
      <style:text-properties officeooo:rsid="011f737e"/>
    </style:style>
    <style:style style:name="T227" style:family="text">
      <style:text-properties fo:color="#408080" loext:opacity="100%" style:font-name="Consolas" fo:font-size="10pt" style:font-size-asian="10pt"/>
    </style:style>
    <style:style style:name="T228" style:family="text">
      <style:text-properties fo:color="#408080" loext:opacity="100%" style:font-name="Consolas" fo:font-size="10pt" officeooo:rsid="01245e27" style:font-size-asian="10pt"/>
    </style:style>
    <style:style style:name="T229" style:family="text">
      <style:text-properties officeooo:rsid="0123cfd2"/>
    </style:style>
    <style:style style:name="T230" style:family="text">
      <style:text-properties officeooo:rsid="0129def4"/>
    </style:style>
    <style:style style:name="T231" style:family="text">
      <style:text-properties officeooo:rsid="012b4856"/>
    </style:style>
    <style:style style:name="T232" style:family="text">
      <style:text-properties officeooo:rsid="0133f9a7"/>
    </style:style>
    <style:style style:name="T233" style:family="text">
      <style:text-properties officeooo:rsid="01355a2b"/>
    </style:style>
    <style:style style:name="T234" style:family="text">
      <style:text-properties officeooo:rsid="0139a139"/>
    </style:style>
    <style:style style:name="T235" style:family="text">
      <style:text-properties officeooo:rsid="013b0ce7"/>
    </style:style>
    <style:style style:name="T236" style:family="text">
      <style:text-properties officeooo:rsid="013b5d51"/>
    </style:style>
    <style:style style:name="T237" style:family="text">
      <style:text-properties officeooo:rsid="013e3671"/>
    </style:style>
    <style:style style:name="T238" style:family="text">
      <style:text-properties officeooo:rsid="01402bef"/>
    </style:style>
    <style:style style:name="T239" style:family="text">
      <style:text-properties officeooo:rsid="0141f80b"/>
    </style:style>
    <style:style style:name="T240" style:family="text">
      <style:text-properties officeooo:rsid="014d0c28"/>
    </style:style>
    <style:style style:name="T241" style:family="text">
      <style:text-properties officeooo:rsid="0155d46d"/>
    </style:style>
    <style:style style:name="T242" style:family="text">
      <style:text-properties officeooo:rsid="015b0446"/>
    </style:style>
    <style:style style:name="T243" style:family="text">
      <style:text-properties officeooo:rsid="015bd1d9"/>
    </style:style>
    <style:style style:name="T244" style:family="text">
      <style:text-properties officeooo:rsid="011b7554"/>
    </style:style>
    <style:style style:name="T245" style:family="text">
      <style:text-properties officeooo:rsid="015da402"/>
    </style:style>
    <style:style style:name="T246" style:family="text">
      <style:text-properties officeooo:rsid="01648e83"/>
    </style:style>
    <style:style style:name="T247" style:family="text">
      <style:text-properties officeooo:rsid="016656a5"/>
    </style:style>
    <style:style style:name="T248" style:family="text">
      <style:text-properties officeooo:rsid="016eecbc"/>
    </style:style>
    <style:style style:name="T249" style:family="text">
      <style:text-properties officeooo:rsid="017010d7"/>
    </style:style>
    <style:style style:name="T250" style:family="text">
      <style:text-properties officeooo:rsid="0174bad4"/>
    </style:style>
    <style:style style:name="T251" style:family="text">
      <style:text-properties officeooo:rsid="017669a9"/>
    </style:style>
    <style:style style:name="T252" style:family="text">
      <style:text-properties officeooo:rsid="01786de4"/>
    </style:style>
    <style:style style:name="T253" style:family="text">
      <style:text-properties officeooo:rsid="017a9219"/>
    </style:style>
    <style:style style:name="T254" style:family="text">
      <style:text-properties officeooo:rsid="017bad5d"/>
    </style:style>
    <style:style style:name="T255" style:family="text">
      <style:text-properties officeooo:rsid="017c2425"/>
    </style:style>
    <style:style style:name="T256" style:family="text">
      <style:text-properties officeooo:rsid="017c2b0c"/>
    </style:style>
    <style:style style:name="T257" style:family="text">
      <style:text-properties officeooo:rsid="017c571b"/>
    </style:style>
    <style:style style:name="T258" style:family="text">
      <style:text-properties officeooo:rsid="017ca942"/>
    </style:style>
    <style:style style:name="T259" style:family="text">
      <style:text-properties officeooo:rsid="017e0f05"/>
    </style:style>
    <style:style style:name="T260" style:family="text">
      <style:text-properties officeooo:rsid="01805081"/>
    </style:style>
    <style:style style:name="T261" style:family="text">
      <style:text-properties officeooo:rsid="0182dee1"/>
    </style:style>
    <style:style style:name="T262" style:family="text">
      <style:text-properties officeooo:rsid="01866533"/>
    </style:style>
    <style:style style:name="T263" style:family="text">
      <style:text-properties officeooo:rsid="018e0abb"/>
    </style:style>
    <style:style style:name="T264" style:family="text">
      <style:text-properties officeooo:rsid="018ec257"/>
    </style:style>
    <style:style style:name="T265" style:family="text">
      <style:text-properties officeooo:rsid="018f6cd1"/>
    </style:style>
    <style:style style:name="T266" style:family="text">
      <style:text-properties officeooo:rsid="0194ea44"/>
    </style:style>
    <style:style style:name="T267" style:family="text">
      <style:text-properties officeooo:rsid="0197c681"/>
    </style:style>
    <style:style style:name="T268" style:family="text">
      <style:text-properties officeooo:rsid="019a1d62"/>
    </style:style>
    <style:style style:name="T269" style:family="text">
      <style:text-properties officeooo:rsid="019aa4f4"/>
    </style:style>
    <style:style style:name="T270" style:family="text">
      <style:text-properties officeooo:rsid="019bdb2b"/>
    </style:style>
    <style:style style:name="T271" style:family="text">
      <style:text-properties officeooo:rsid="019e0408"/>
    </style:style>
    <style:style style:name="T272" style:family="text">
      <style:text-properties officeooo:rsid="019e3b38"/>
    </style:style>
    <style:style style:name="T273" style:family="text">
      <style:text-properties officeooo:rsid="019f34fe"/>
    </style:style>
    <style:style style:name="T274" style:family="text">
      <style:text-properties officeooo:rsid="01a4e867"/>
    </style:style>
    <style:style style:name="T275" style:family="text">
      <style:text-properties officeooo:rsid="01a527c4"/>
    </style:style>
    <style:style style:name="T276" style:family="text">
      <style:text-properties officeooo:rsid="01a67c7f"/>
    </style:style>
    <style:style style:name="T277" style:family="text">
      <style:text-properties officeooo:rsid="01a8799d"/>
    </style:style>
    <style:style style:name="T278" style:family="text">
      <style:text-properties officeooo:rsid="01a9274e"/>
    </style:style>
    <style:style style:name="T279" style:family="text">
      <style:text-properties officeooo:rsid="01ac266c"/>
    </style:style>
    <style:style style:name="T280" style:family="text">
      <style:text-properties officeooo:rsid="01adf4bf"/>
    </style:style>
    <style:style style:name="T281" style:family="text">
      <style:text-properties officeooo:rsid="01b617aa"/>
    </style:style>
    <style:style style:name="T282" style:family="text">
      <style:text-properties officeooo:rsid="01b9a041"/>
    </style:style>
    <style:style style:name="T283" style:family="text">
      <style:text-properties officeooo:rsid="01bb7dab"/>
    </style:style>
    <style:style style:name="T284" style:family="text">
      <style:text-properties officeooo:rsid="01bda6ef"/>
    </style:style>
    <style:style style:name="T285" style:family="text">
      <style:text-properties officeooo:rsid="01be9b67"/>
    </style:style>
    <style:style style:name="T286" style:family="text">
      <style:text-properties officeooo:rsid="01c4a646"/>
    </style:style>
    <style:style style:name="T287" style:family="text">
      <style:text-properties officeooo:rsid="01c50d83"/>
    </style:style>
    <style:style style:name="T288" style:family="text">
      <style:text-properties officeooo:rsid="01c6863d"/>
    </style:style>
    <style:style style:name="T289" style:family="text">
      <style:text-properties officeooo:rsid="01c7ce4c"/>
    </style:style>
    <style:style style:name="T290" style:family="text">
      <style:text-properties officeooo:rsid="01d27423"/>
    </style:style>
    <style:style style:name="T291" style:family="text">
      <style:text-properties officeooo:rsid="01d3bd8c"/>
    </style:style>
    <style:style style:name="T292" style:family="text">
      <style:text-properties officeooo:rsid="01d4baf9"/>
    </style:style>
    <style:style style:name="T293" style:family="text">
      <style:text-properties officeooo:rsid="01d4f7bc"/>
    </style:style>
    <style:style style:name="T294" style:family="text">
      <style:text-properties officeooo:rsid="01d67f13"/>
    </style:style>
    <style:style style:name="T295" style:family="text">
      <style:text-properties officeooo:rsid="01d898b5"/>
    </style:style>
    <style:style style:name="T296" style:family="text">
      <style:text-properties officeooo:rsid="01d9e5e8"/>
    </style:style>
    <style:style style:name="T297" style:family="text">
      <style:text-properties officeooo:rsid="01db9c36"/>
    </style:style>
    <style:style style:name="T298" style:family="text">
      <style:text-properties officeooo:rsid="01dc585d"/>
    </style:style>
    <style:style style:name="T299" style:family="text">
      <style:text-properties officeooo:rsid="01df0fa9"/>
    </style:style>
    <style:style style:name="T300" style:family="text">
      <style:text-properties officeooo:rsid="01dfc355"/>
    </style:style>
    <style:style style:name="T301" style:family="text">
      <style:text-properties officeooo:rsid="01e0e8b0"/>
    </style:style>
    <style:style style:name="T302" style:family="text">
      <style:text-properties officeooo:rsid="01e2a792"/>
    </style:style>
    <style:style style:name="T303" style:family="text">
      <style:text-properties officeooo:rsid="01e6963c"/>
    </style:style>
    <style:style style:name="T304" style:family="text">
      <style:text-properties officeooo:rsid="01e7b39b"/>
    </style:style>
    <style:style style:name="T305" style:family="text">
      <style:text-properties officeooo:rsid="01e8a402"/>
    </style:style>
    <style:style style:name="T306" style:family="text">
      <style:text-properties officeooo:rsid="01e8c3b9"/>
    </style:style>
    <style:style style:name="T307" style:family="text">
      <style:text-properties officeooo:rsid="01e9733b"/>
    </style:style>
    <style:style style:name="T308" style:family="text">
      <style:text-properties officeooo:rsid="01ed1979"/>
    </style:style>
    <style:style style:name="T309" style:family="text">
      <style:text-properties officeooo:rsid="01eec087"/>
    </style:style>
    <style:style style:name="T310" style:family="text">
      <style:text-properties officeooo:rsid="01ef7408"/>
    </style:style>
    <style:style style:name="T311" style:family="text">
      <style:text-properties officeooo:rsid="01f3dde8"/>
    </style:style>
    <style:style style:name="T312" style:family="text">
      <style:text-properties officeooo:rsid="01f53cb8"/>
    </style:style>
    <style:style style:name="T313" style:family="text">
      <style:text-properties officeooo:rsid="01f56faa"/>
    </style:style>
    <style:style style:name="T314" style:family="text">
      <style:text-properties officeooo:rsid="01f7fa93"/>
    </style:style>
    <style:style style:name="T315" style:family="text">
      <style:text-properties officeooo:rsid="01fa7e25"/>
    </style:style>
    <style:style style:name="T316" style:family="text">
      <style:text-properties style:text-position="0% 100%"/>
    </style:style>
    <style:style style:name="T317" style:family="text">
      <style:text-properties style:text-position="0% 100%" officeooo:rsid="01fa7e25"/>
    </style:style>
    <style:style style:name="T318" style:family="text">
      <style:text-properties officeooo:rsid="01fc9fc5"/>
    </style:style>
    <style:style style:name="T319" style:family="text">
      <style:text-properties officeooo:rsid="02014640"/>
    </style:style>
    <style:style style:name="T320" style:family="text">
      <style:text-properties officeooo:rsid="0202b455"/>
    </style:style>
    <style:style style:name="T321" style:family="text">
      <style:text-properties officeooo:rsid="0203a9a9"/>
    </style:style>
    <style:style style:name="T322" style:family="text">
      <style:text-properties officeooo:rsid="02060953"/>
    </style:style>
    <style:style style:name="T323" style:family="text">
      <style:text-properties officeooo:rsid="020c7467"/>
    </style:style>
    <style:style style:name="T324" style:family="text">
      <style:text-properties officeooo:rsid="020d67ad"/>
    </style:style>
    <style:style style:name="T325" style:family="text">
      <style:text-properties officeooo:rsid="021026fa"/>
    </style:style>
    <style:style style:name="T326" style:family="text">
      <style:text-properties officeooo:rsid="0214bf30"/>
    </style:style>
    <style:style style:name="T327" style:family="text">
      <style:text-properties officeooo:rsid="0216b44c"/>
    </style:style>
    <style:style style:name="T328" style:family="text">
      <style:text-properties officeooo:rsid="0217ced0"/>
    </style:style>
    <style:style style:name="T329" style:family="text">
      <style:text-properties officeooo:rsid="0219edc1"/>
    </style:style>
    <style:style style:name="T330" style:family="text">
      <style:text-properties style:rfc-language-tag="es-ES-u-co-trad" fo:language="es" fo:country="ES"/>
    </style:style>
    <style:style style:name="T331" style:family="text">
      <style:text-properties style:rfc-language-tag="es-ES-u-co-trad" fo:language="es" fo:country="ES" officeooo:rsid="021b1e9f"/>
    </style:style>
    <style:style style:name="T332" style:family="text">
      <style:text-properties style:rfc-language-tag="es-ES-u-co-trad" fo:language="es" fo:country="ES" officeooo:rsid="021b3237"/>
    </style:style>
    <style:style style:name="T333" style:family="text">
      <style:text-properties style:rfc-language-tag="es-ES-u-co-trad" fo:language="es" fo:country="ES" officeooo:rsid="021b824d"/>
    </style:style>
    <style:style style:name="T334" style:family="text">
      <style:text-properties officeooo:rsid="021d0da1"/>
    </style:style>
    <style:style style:name="T335" style:family="text">
      <style:text-properties officeooo:rsid="021e8179"/>
    </style:style>
    <style:style style:name="T336" style:family="text">
      <style:text-properties officeooo:rsid="021eec2a"/>
    </style:style>
    <style:style style:name="T337" style:family="text">
      <style:text-properties officeooo:rsid="02223289"/>
    </style:style>
    <style:style style:name="T338" style:family="text">
      <style:text-properties officeooo:rsid="022a6d0f"/>
    </style:style>
    <style:style style:name="T339" style:family="text">
      <style:text-properties officeooo:rsid="022c2789"/>
    </style:style>
    <style:style style:name="T340" style:family="text">
      <style:text-properties officeooo:rsid="022c42a5"/>
    </style:style>
    <style:style style:name="T341" style:family="text">
      <style:text-properties officeooo:rsid="022e2659"/>
    </style:style>
    <style:style style:name="T342" style:family="text">
      <style:text-properties officeooo:rsid="02318f9d"/>
    </style:style>
    <style:style style:name="T343" style:family="text">
      <style:text-properties officeooo:rsid="0236bc64"/>
    </style:style>
    <style:style style:name="T344" style:family="text">
      <style:text-properties officeooo:rsid="02382392"/>
    </style:style>
    <style:style style:name="T345" style:family="text">
      <style:text-properties officeooo:rsid="022d6144"/>
    </style:style>
    <style:style style:name="T346" style:family="text">
      <style:text-properties officeooo:rsid="02388396"/>
    </style:style>
    <style:style style:name="T347" style:family="text">
      <style:text-properties officeooo:rsid="02399c36"/>
    </style:style>
    <style:style style:name="T348" style:family="text">
      <style:text-properties officeooo:rsid="023c3b6e"/>
    </style:style>
    <style:style style:name="T349" style:family="text">
      <style:text-properties officeooo:rsid="023f8645"/>
    </style:style>
    <style:style style:name="T350" style:family="text">
      <style:text-properties officeooo:rsid="024296d2"/>
    </style:style>
    <style:style style:name="T351" style:family="text">
      <style:text-properties officeooo:rsid="0242d571"/>
    </style:style>
    <style:style style:name="T352" style:family="text">
      <style:text-properties style:text-underline-style="solid" style:text-underline-width="auto" style:text-underline-color="font-color"/>
    </style:style>
    <style:style style:name="T353" style:family="text">
      <style:text-properties officeooo:rsid="02438c93"/>
    </style:style>
    <style:style style:name="T354" style:family="text">
      <style:text-properties officeooo:rsid="024391f9"/>
    </style:style>
    <style:style style:name="T355" style:family="text">
      <style:text-properties officeooo:rsid="02442df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01</text:span><text:span text:style-name="T69"> </text:span><text:span text:style-name="T68">d</text:span><text:span text:style-name="T73">'octubre</text:span><text:span text:style-name="T72">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482118367"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92324252446097"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011281679"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135811374" text:style-name="L2">
        <text:list-item>
          <text:p text:style-name="P716">Sense canvis</text:p>
        </text:list-item>
      </text:list>
      <text:p text:style-name="P81"/>
      <text:p text:style-name="P24"><text:span text:style-name="T6">Propietats globals</text:span>: </text:p>
      <text:list xml:id="list2536376774" text:style-name="L3">
        <text:list-item>
          <text:p text:style-name="P723">Sense canvis</text:p>
        </text:list-item>
      </text:list>
      <text:p text:style-name="P191"/>
      <text:list xml:id="list92323292134595" text:continue-list="list92324252446097"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2324311393263" text:continue-list="list3011281679"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001653488"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1037053058"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92323983789246"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92323588441864" text:continue-list="list92323292134595"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2324331865322" text:continue-list="list92324311393263"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1806442942" text:style-name="L6">
        <text:list-item>
          <text:p text:style-name="P717">Sense canvis</text:p>
        </text:list-item>
      </text:list>
      <text:p text:style-name="P84"/>
      <text:p text:style-name="P26"><text:span text:style-name="T6">Propietats globals</text:span>: </text:p>
      <text:list xml:id="list1441693668" text:style-name="L7">
        <text:list-item>
          <text:p text:style-name="P724">Sense canvis</text:p>
        </text:list-item>
      </text:list>
      <text:p text:style-name="P192"/>
      <text:p text:style-name="P192"/>
      <text:p text:style-name="P192"/>
      <text:p text:style-name="P192"/>
      <text:list xml:id="list92323678094883" text:continue-list="list92323588441864"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2322396760657" text:continue-list="list92324331865322"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441216091" text:style-name="L8">
        <text:list-item>
          <text:p text:style-name="P718">Sense canvis</text:p>
        </text:list-item>
      </text:list>
      <text:p text:style-name="P85"/>
      <text:p text:style-name="P27"><text:span text:style-name="T6">Propietats globals</text:span>: </text:p>
      <text:list xml:id="list3857790993"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92323330965779" text:continue-list="list92323678094883"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2322721457526" text:continue-list="list92322396760657"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2606261248" text:style-name="L10">
        <text:list-item>
          <text:p text:style-name="P719">Sense canvis</text:p>
        </text:list-item>
      </text:list>
      <text:p text:style-name="P86"/>
      <text:p text:style-name="P28"><text:span text:style-name="T6">Propietats globals</text:span>: </text:p>
      <text:list xml:id="list601883081" text:style-name="L11">
        <text:list-item>
          <text:p text:style-name="P720">Sense canvis</text:p>
        </text:list-item>
      </text:list>
      <text:p text:style-name="P254"/>
      <text:p text:style-name="P254"/>
      <text:list xml:id="list92323081201777" text:continue-list="list92323330965779"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2324064974528" text:continue-list="list92322721457526"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104766366"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2497900305" text:style-name="L13">
        <text:list-item>
          <text:p text:style-name="P721">Sense canvis</text:p>
        </text:list-item>
      </text:list>
      <text:p text:style-name="P149"/>
      <text:list xml:id="list92322323411856" text:continue-list="list92323081201777"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952318684"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1317533549" text:style-name="L15">
        <text:list-item>
          <text:p text:style-name="P742">distribucio_update_0.9.2<text:span text:style-name="T59">3</text:span>.sql:</text:p>
        </text:list-item>
      </text:list>
      <text:list xml:id="list3455139716"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92323518694278" text:continue-list="list1317533549" text:style-name="L15">
        <text:list-header>
          <text:p text:style-name="P742"/>
        </text:list-header>
      </text:list>
      <text:p text:style-name="P88"/>
      <text:p text:style-name="P30"><text:span text:style-name="T6">Propietats globals</text:span>: </text:p>
      <text:list xml:id="list12271304"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92323427727678" text:continue-list="list92322323411856"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2322572430255" text:continue-list="list952318684"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2281977219"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2728261381"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92323936154237" text:continue-list="list92323427727678"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2322564773273" text:continue-list="list92324064974528"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1096513501" text:style-name="L20">
        <text:list-item>
          <text:p text:style-name="P754">Sense canvis</text:p>
        </text:list-item>
      </text:list>
      <text:p text:style-name="P90"/>
      <text:p text:style-name="P32"><text:span text:style-name="T6">Propietats globals</text:span>: </text:p>
      <text:list xml:id="list623794119" text:style-name="L21">
        <text:list-item>
          <text:p text:style-name="P722">Sense canvis</text:p>
        </text:list-item>
      </text:list>
      <text:p text:style-name="P32"/>
      <text:list xml:id="list92324462658794" text:continue-list="list92323936154237"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195429099"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92322969071249" text:continue-list="list2281977219"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8">NULL</text:span><text:span text:style-name="T31">,</text:span></text:p>
            <text:p text:style-name="P424"><text:span text:style-name="T31"><text:s text:c="2"/>ASSUMPTE <text:s text:c="12"/>VARCHAR2(256) <text:s text:c="11"/></text:span><text:span text:style-name="T62">NOT</text:span><text:span text:style-name="T31"> </text:span><text:span text:style-name="T148">NULL</text:span><text:span text:style-name="T31">,</text:span></text:p>
            <text:p text:style-name="P424"><text:span text:style-name="T31"><text:s text:c="2"/>MISSATGE <text:s text:c="12"/>VARCHAR2(2048) <text:s text:c="10"/></text:span><text:span text:style-name="T62">NOT</text:span><text:span text:style-name="T31"> </text:span><text:span text:style-name="T148">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24"><text:span text:style-name="T31"><text:s text:c="2"/>ACTIU <text:s text:c="15"/>NUMBER(1) <text:s text:c="15"/></text:span><text:span text:style-name="T62">NOT</text:span><text:span text:style-name="T31"> </text:span><text:span text:style-name="T148">NULL</text:span><text:span text:style-name="T31">,</text:span></text:p>
            <text:p text:style-name="P424"><text:span text:style-name="T31"><text:s text:c="2"/>AVIS_NIVELL <text:s text:c="8"/>VARCHAR2(10) <text:s text:c="12"/></text:span><text:span text:style-name="T62">NOT</text:span><text:span text:style-name="T31"> </text:span><text:span text:style-name="T148">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13"/>
      <text:p text:style-name="P91"/>
      <text:p text:style-name="P33"><text:span text:style-name="T6">Propietats globals</text:span>: </text:p>
      <text:list xml:id="list92324181217637" text:continue-list="list1096513501" text:style-name="L20">
        <text:list-item>
          <text:p text:style-name="P755">Sense canvis</text:p>
        </text:list-item>
      </text:list>
      <text:list xml:id="list92323634260848" text:continue-list="list92324462658794" text:style-name="Outline">
        <text:list-item>
          <text:list>
            <text:list-header>
              <text:h text:style-name="P666"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92324095735404" text:continue-list="list2195429099" text:style-name="L22">
        <text:list-item>
          <text:p text:style-name="P779"><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72"/>
      <text:p text:style-name="P92">Base de dades:<text:span text:style-name="T5"> </text:span></text:p>
      <text:list xml:id="list349306037" text:style-name="L23">
        <text:list-item>
          <text:p text:style-name="P756">Sense canvis</text:p>
        </text:list-item>
      </text:list>
      <text:p text:style-name="P92"/>
      <text:p text:style-name="P35"><text:span text:style-name="T6">Propietats globals</text:span>: </text:p>
      <text:list xml:id="list2213048278" text:style-name="L24">
        <text:list-item>
          <text:p text:style-name="P757">Sense canvis</text:p>
        </text:list-item>
      </text:list>
      <text:list xml:id="list92323997146209" text:continue-list="list92323634260848" text:style-name="Outline">
        <text:list-item>
          <text:list>
            <text:list-header>
              <text:h text:style-name="P668" text:outline-level="2" text:is-list-header="true"><text:bookmark-start text:name="__RefHeading___Toc85863_1909005118"/><text:span text:style-name="T153">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92322701012653" text:continue-list="list92324095735404" text:style-name="L22">
        <text:list-item>
          <text:p text:style-name="P780"><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4"> </text:span>Error guardant annexos a l'Arxiu</text:p>
        </text:list-item>
        <text:list-item>
          <text:p text:style-name="P780"><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4"> </text:span>Error AJAX: [0] abort</text:p>
        </text:list-item>
        <text:list-item>
          <text:p text:style-name="P780"><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73"/>
      <text:p text:style-name="P93">Base de dades:<text:span text:style-name="T5"> </text:span></text:p>
      <text:list xml:id="list3660967185" text:style-name="L25">
        <text:list-item>
          <text:p text:style-name="P799"><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1112376085" text:style-name="L26">
        <text:list-item>
          <text:p text:style-name="P758">Sense canvis</text:p>
        </text:list-item>
      </text:list>
      <text:p text:style-name="P402"/>
      <text:p text:style-name="P435">Canvis a les llibreries:</text:p>
      <text:list xml:id="list296959727" text:style-name="L27">
        <text:list-item>
          <text:p text:style-name="P800"><text:span text:style-name="T156">distribucio-backoffice-utils</text:span><text:span text:style-name="T11">: Nova llibreria amb utilitats pels </text:span><text:span text:style-name="T156">backoffices</text:span><text:span text:style-name="T11"> de DISTRIBUCIO</text:span></text:p>
          <text:list>
            <text:list-item>
              <text:p text:style-name="P804">Versió: 0.9.26</text:p>
            </text:list-item>
          </text:list>
        </text:list-item>
      </text:list>
      <text:p text:style-name="P439"/>
      <text:list xml:id="list92323453263500" text:continue-list="list92323997146209" text:style-name="Outline">
        <text:list-item>
          <text:list>
            <text:list-header>
              <text:h text:style-name="P669" text:outline-level="2" text:is-list-header="true"><text:bookmark-start text:name="__RefHeading___Toc85865_1909005118"/><text:soft-page-break/><text:span text:style-name="T153">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0">Data: 0<text:span text:style-name="T170">3</text:span>/06/2020</text:p>
      <text:p text:style-name="P320"/>
      <text:p text:style-name="P369">Resum: <text:span text:style-name="T163">Millora de la consulta de registres d'usuaris per evitar errors de problemes de rendiment</text:span>.<text:span text:style-name="T168"> També es resolen altres errors com annexos amb el mateix nom provinents de Regweb o alta d'anotacions amb documents sense firmes.</text:span></text:p>
      <text:p text:style-name="P37"/>
      <text:list xml:id="list92323761817044" text:continue-list="list92322701012653"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9">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70">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1"> </text:span>Modificar tamany de camps de la taula DIS_REGISTRE </text:p>
        </text:list-item>
      </text:list>
      <text:p text:style-name="P274"/>
      <text:p text:style-name="P94">Base de dades:<text:span text:style-name="T5"> </text:span></text:p>
      <text:list xml:id="list3573748121"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1853036564" text:style-name="L29">
        <text:list-item>
          <text:p text:style-name="P759">Sense canvis</text:p>
        </text:list-item>
      </text:list>
      <text:p text:style-name="P403"/>
      <text:p text:style-name="P403"/>
      <text:list xml:id="list92322876412223" text:continue-list="list92323453263500" text:style-name="Outline">
        <text:list-item>
          <text:list>
            <text:list-header>
              <text:h text:style-name="P670" text:outline-level="2" text:is-list-header="true"><text:bookmark-start text:name="__RefHeading___Toc294707_93553639"/><text:span text:style-name="T153">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1">Data: <text:span text:style-name="T173">03</text:span>/0<text:span text:style-name="T172">7</text:span>/2020</text:p>
      <text:p text:style-name="P321"/>
      <text:p text:style-name="P370">Resum: Modificació de l'enviament d'anotacions per correu electrònic. Llistats d'usuaris per bústia.<text:span text:style-name="T175"> Marcar anotacions enviades per email.</text:span> Nova utilitat pels backoffices de Distribució per interpretar documents annexos tècnics de sistra2 de formularis i pagaments.</text:p>
      <text:p text:style-name="P38"/>
      <text:list xml:id="list92323835428252" text:continue-list="list92323761817044" text:style-name="L22">
        <text:list-item>
          <text:p text:style-name="P785"><text:a xlink:type="simple" xlink:href="https://github.com/GovernIB/distribucio/issues/151" text:style-name="Internet_20_link" text:visited-style-name="Visited_20_Internet_20_Link"><text:span text:style-name="T175">#151</text:span></text:a><text:span text:style-name="T175">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5">#175</text:span></text:a><text:span text:style-name="T175">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5">#142</text:span></text:a><text:span text:style-name="T175">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5">#140</text:span></text:a><text:span text:style-name="T175"> </text:span>Revisar enumerats a la BBDD</text:p>
        </text:list-item>
        <text:list-item>
          <text:p text:style-name="P785"><text:a xlink:type="simple" xlink:href="https://github.com/GovernIB/distribucio/issues/165" text:style-name="Internet_20_link" text:visited-style-name="Visited_20_Internet_20_Link"><text:span text:style-name="T175">#165</text:span></text:a><text:span text:style-name="T175">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5">#168</text:span></text:a><text:span text:style-name="T175">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5">#153</text:span></text:a><text:span text:style-name="T175">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5">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7"> </text:span>Error filtrant anotacions pendents. Apareixen anotacions processades a la bústia</text:p>
        </text:list-item>
      </text:list>
      <text:p text:style-name="P275"/>
      <text:p text:style-name="P95">Base de dades:<text:span text:style-name="T5"> </text:span></text:p>
      <text:list xml:id="list3473417019" text:style-name="L30">
        <text:list-item>
          <text:p text:style-name="P842">distribucio_update_0.9.28.sql<text:span text:style-name="T176">:</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2963198704" text:style-name="L31">
        <text:list-item>
          <text:p text:style-name="P760">Sense canvis</text:p>
        </text:list-item>
      </text:list>
      <text:p text:style-name="P404"/>
      <text:p text:style-name="P150">Altres: </text:p>
      <text:list xml:id="list92323612147401" text:continue-numbering="true" text:style-name="L31">
        <text:list-item>
          <text:p text:style-name="P860"><text:soft-page-break/><text:span text:style-name="T174">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40"/>
      <text:list xml:id="list92323907936699" text:continue-list="list92322876412223" text:style-name="Outline">
        <text:list-item>
          <text:list>
            <text:list-header>
              <text:h text:style-name="P671" text:outline-level="2" text:is-list-header="true"><text:bookmark-start text:name="__RefHeading___Toc136111_1193039826"/><text:span text:style-name="T153">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2">Data: <text:span text:style-name="T173">10</text:span>/0<text:span text:style-name="T172">7</text:span>/2020</text:p>
      <text:p text:style-name="P322"/>
      <text:p text:style-name="P371">Resum: Correcció de l'error en l'enviament via email.</text:p>
      <text:p text:style-name="P39"/>
      <text:list xml:id="list92324489659882" text:continue-list="list92323835428252" text:style-name="L22">
        <text:list-item>
          <text:p text:style-name="P787"><text:a xlink:type="simple" xlink:href="https://github.com/GovernIB/distribucio/issues/189" text:style-name="Internet_20_link" text:visited-style-name="Visited_20_Internet_20_Link">#189</text:a><text:span text:style-name="T178"> </text:span>Error de concurrència enviant anotacio via email</text:p>
        </text:list-item>
      </text:list>
      <text:p text:style-name="P276"/>
      <text:p text:style-name="P96">Base de dades:<text:span text:style-name="T5"> </text:span></text:p>
      <text:list xml:id="list2939921177" text:style-name="L32">
        <text:list-item>
          <text:p text:style-name="P843">S<text:span text:style-name="T178">ense canvis</text:span></text:p>
        </text:list-item>
      </text:list>
      <text:p text:style-name="P96"/>
      <text:p text:style-name="P39"><text:span text:style-name="T6">Propietats globals</text:span>: </text:p>
      <text:list xml:id="list3782759863" text:style-name="L33">
        <text:list-item>
          <text:p text:style-name="P761">Sense canvis</text:p>
        </text:list-item>
      </text:list>
      <text:list xml:id="list92323019937965" text:continue-list="list92323907936699" text:style-name="Outline">
        <text:list-item>
          <text:list>
            <text:list-header>
              <text:h text:style-name="P672" text:outline-level="2" text:is-list-header="true"><text:bookmark-start text:name="__RefHeading___Toc468536_3846289567"/><text:span text:style-name="T153">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3">Data: <text:span text:style-name="T173">16</text:span>/0<text:span text:style-name="T172">7</text:span>/2020</text:p>
      <text:p text:style-name="P323"/>
      <text:p text:style-name="P372">Resum: Correcció de l'error que fa que es mostri el justificant com un annex.</text:p>
      <text:p text:style-name="P40"/>
      <text:list xml:id="list92323132612199" text:continue-list="list92324489659882" text:style-name="L22">
        <text:list-item>
          <text:p text:style-name="P788"><text:a xlink:type="simple" xlink:href="https://github.com/GovernIB/distribucio/issues/196" text:style-name="Internet_20_link" text:visited-style-name="Visited_20_Internet_20_Link">#196</text:a><text:span text:style-name="T179"> </text:span>Es mostra el justificant com un annex </text:p>
        </text:list-item>
      </text:list>
      <text:p text:style-name="P470"/>
      <text:p text:style-name="P277"/>
      <text:p text:style-name="P97">Base de dades:<text:span text:style-name="T5"> </text:span></text:p>
      <text:list xml:id="list1739769672" text:style-name="L34">
        <text:list-item>
          <text:p text:style-name="P844">S<text:span text:style-name="T178">ense canvis</text:span></text:p>
        </text:list-item>
      </text:list>
      <text:p text:style-name="P97"/>
      <text:p text:style-name="P40"><text:span text:style-name="T6">Propietats globals</text:span>: </text:p>
      <text:list xml:id="list2836614088" text:style-name="L35">
        <text:list-item>
          <text:p text:style-name="P762">Sense canvis</text:p>
        </text:list-item>
      </text:list>
      <text:p text:style-name="P405"/>
      <text:list xml:id="list92324473353930" text:continue-list="list92323019937965" text:style-name="Outline">
        <text:list-item>
          <text:list>
            <text:list-header>
              <text:h text:style-name="P673" text:outline-level="2" text:is-list-header="true"><text:bookmark-start text:name="__RefHeading___Toc86628_3242410572"/><text:span text:style-name="T153">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4">Data: <text:span text:style-name="T173">09</text:span>/0<text:span text:style-name="T172">9</text:span>/2020<text:span text:style-name="T180">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3735702104" text:style-name="L36">
        <text:list-item>
          <text:p text:style-name="P878"><text:a xlink:type="simple" xlink:href="https://github.com/GovernIB/distribucio/issues/213" text:style-name="Internet_20_link" text:visited-style-name="Visited_20_Internet_20_Link">#213</text:a><text:span text:style-name="T184">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4">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4">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4">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4">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4">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4">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4">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4">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4"> </text:span>Opció per reintentar el processament massiu d'anotacions erròn<text:span text:style-name="T182">i</text:span>es </text:p>
        </text:list-item>
        <text:list-item>
          <text:p text:style-name="P878"><text:a xlink:type="simple" xlink:href="https://github.com/GovernIB/distribucio/issues/186" text:style-name="Internet_20_link" text:visited-style-name="Visited_20_Internet_20_Link">#186</text:a><text:span text:style-name="T184">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4">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4">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4">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4">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4">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4">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3"> </text:span>Afegir filtres a la gestió d'unitats organitzatives</text:p>
        </text:list-item>
      </text:list>
      <text:p text:style-name="P471">Errors:</text:p>
      <text:p text:style-name="P41"/>
      <text:list xml:id="list92324318108881" text:continue-list="list92323132612199" text:style-name="L22">
        <text:list-item>
          <text:p text:style-name="P789"><text:a xlink:type="simple" xlink:href="https://github.com/GovernIB/distribucio/issues/202" text:style-name="Internet_20_link" text:visited-style-name="Visited_20_Internet_20_Link">#202</text:a><text:span text:style-name="T181">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4">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4">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4">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4">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4">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4">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4">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4">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4">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4">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4">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4"> </text:span>Errada al manual d'integració </text:p>
        </text:list-item>
        <text:list-item>
          <text:p text:style-name="P790"><text:a xlink:type="simple" xlink:href="https://github.com/GovernIB/distribucio/issues/197" text:style-name="Internet_20_link" text:visited-style-name="Visited_20_Internet_20_Link">#197</text:a><text:span text:style-name="T184">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4">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4">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4">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4">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6">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6">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6"> </text:span>Error en la llibreria distribucio-backoffcie-utils per incorporar informació de l'annex </text:p>
        </text:list-item>
      </text:list>
      <text:p text:style-name="P278"/>
      <text:p text:style-name="P98">Base de dades:<text:span text:style-name="T5"> </text:span></text:p>
      <text:list xml:id="list2116308479" text:style-name="L37">
        <text:list-header>
          <text:p text:style-name="P845"/>
        </text:list-header>
      </text:list>
      <text:list xml:id="list92323937785791" text:continue-list="list3573748121"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5">distribucio_update_0.9.29.sql</text:span></text:a><text:span text:style-name="T185">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8">NULL</text:span><text:span text:style-name="T31">,</text:span></text:p>
            <text:p text:style-name="P424"><text:span text:style-name="T31"><text:s text:c="4"/>CONT_LOG_ID NUMBER(19) </text:span><text:span text:style-name="T62">NOT</text:span><text:span text:style-name="T31"> </text:span><text:span text:style-name="T148">NULL</text:span><text:span text:style-name="T31">,</text:span></text:p>
            <text:p text:style-name="P424"><text:span text:style-name="T31"><text:s text:c="4"/>NUMERO NUMBER(19) </text:span><text:span text:style-name="T62">NOT</text:span><text:span text:style-name="T31"> </text:span><text:span text:style-name="T148">NULL</text:span><text:span text:style-name="T31">,</text:span></text:p>
            <text:p text:style-name="P424"><text:span text:style-name="T31"><text:s text:c="4"/>VALOR VARCHAR2(256) </text:span><text:span text:style-name="T62">NOT</text:span><text:span text:style-name="T31"> </text:span><text:span text:style-name="T148">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7">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7">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200">);</text:p>
          </table:table-cell>
        </table:table-row>
      </table:table>
      <text:p text:style-name="P99"/>
      <text:p text:style-name="P98"/>
      <text:p text:style-name="P41"><text:span text:style-name="T6">Propietats globals</text:span>: </text:p>
      <text:list xml:id="list1273758223" text:style-name="L38">
        <text:list-item>
          <text:p text:style-name="P763">Sense canvis</text:p>
        </text:list-item>
      </text:list>
      <text:p text:style-name="P406"/>
      <text:p text:style-name="P151"><text:soft-page-break/>Altres: </text:p>
      <text:list xml:id="list92323222045592" text:continue-list="list92323612147401" text:style-name="L31">
        <text:list-item>
          <text:p text:style-name="P861"><text:span text:style-name="T174">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41"/>
      <text:p text:style-name="P441"/>
      <text:list xml:id="list92324284284613" text:continue-list="list92324473353930" text:style-name="Outline">
        <text:list-item>
          <text:list>
            <text:list-header>
              <text:h text:style-name="P674" text:outline-level="2" text:is-list-header="true"><text:bookmark-start text:name="__RefHeading___Toc90703_2906097068"/><text:span text:style-name="T153">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25">Data: <text:span text:style-name="T173">10</text:span>/0<text:span text:style-name="T188">7</text:span>/2020<text:span text:style-name="T180"> 15:00h</text:span></text:p>
      <text:p text:style-name="P325"/>
      <text:p text:style-name="P374">Resum: <text:span text:style-name="T18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92323969640129" text:continue-list="list3735702104"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1">#223</text:span></text:a><text:span text:style-name="T181">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2187554227"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9">r</text:span>nings de Maven</text:p>
        </text:list-item>
        <text:list-item>
          <text:p text:style-name="P793"><text:a xlink:type="simple" xlink:href="https://github.com/GovernIB/distribucio/issues/227" text:style-name="Internet_20_link" text:visited-style-name="Visited_20_Internet_20_Link">#227</text:a><text:span text:style-name="T189">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9"> </text:span>Errors diversos de Distribucio amb BBDD Postgres</text:p>
        </text:list-item>
      </text:list>
      <text:p text:style-name="P279"/>
      <text:p text:style-name="P100">Base de dades:<text:span text:style-name="T5"> </text:span></text:p>
      <text:list xml:id="list597567280" text:style-name="L40">
        <text:list-item>
          <text:p text:style-name="P846">Script per afegir nou camp per guardar noves metadades de digitalització en format JSON i per modificar el tipus de tots dels VARCHAR2 que s'han creat amb tipus per defecte BYTE.</text:p>
        </text:list-item>
      </text:list>
      <text:list xml:id="list2455664931"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5">distribucio_update_0.9.30.sql</text:span></text:a><text:span text:style-name="T185">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1508017696" text:style-name="L42">
        <text:list-item>
          <text:p text:style-name="P887">En cas de voler utilitzar el plugin de filesystem d'Arxiu en comptes de l'Arxiu de la CAIB s'han de configurar les següents propietats.</text:p>
        </text:list-item>
      </text:list>
      <text:list xml:id="list2951678842"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92322635171820" text:continue-numbering="true" text:style-name="L43">
        <text:list-header>
          <text:p text:style-name="P764"/>
        </text:list-header>
      </text:list>
      <text:p text:style-name="P442"/>
      <text:p text:style-name="P442"/>
      <text:list xml:id="list92322680764867" text:continue-list="list92324284284613" text:style-name="Outline">
        <text:list-item>
          <text:list>
            <text:list-header>
              <text:h text:style-name="P675" text:outline-level="2" text:is-list-header="true"><text:bookmark-start text:name="__RefHeading___Toc104146_3965979134"/><text:span text:style-name="T153">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27">Data: <text:span text:style-name="T173">25</text:span>/<text:span text:style-name="T190">11</text:span>/2020<text:span text:style-name="T180"> 15:00h</text:span></text:p>
      <text:p text:style-name="P327"/>
      <text:p text:style-name="P376">Resum: Millora de regles, actualitza<text:span text:style-name="T191">ció</text:span> ma<text:span text:style-name="T191">n</text:span>ual d'usuari, revisar anotacions al log<text:span text:style-name="T191">s</text:span>.<text:span text:style-name="T193"> Actualització de la referència al plugin Arxiu CAIB de la 2.0.5 a la 2.0.7.1.</text:span></text:p>
      <text:p text:style-name="P327"/>
      <text:p text:style-name="P474">Canvis i millores:</text:p>
      <text:list xml:id="list4219322828" text:style-name="L44">
        <text:list-item>
          <text:p text:style-name="P884"><text:a xlink:type="simple" xlink:href="https://github.com/GovernIB/distribucio/issues/159" text:style-name="Internet_20_link" text:visited-style-name="Visited_20_Internet_20_Link">#159</text:a>: Millora de regles. Regles enca<text:span text:style-name="T191">d</text:span>e<text:span text:style-name="T191">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2173015443"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3057570572" text:style-name="L46">
        <text:list-item>
          <text:p text:style-name="P847">Script per afegir nous camps de regles i nova taula de backoffice per millorar funcionalitat de regles.<text:span text:style-name="T193"> </text:span><text:span text:style-name="T194">Atenció!:</text:span><text:span text:style-name="T196"> S'ha de posar un codi d'usuari que existeixi en la inserció de registres en la taula DIS_BACKOFFICE.</text:span></text:p>
        </text:list-item>
      </text:list>
      <text:list xml:id="list1502069389"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5">distribucio_update_0.9.31.sql</text:span></text:a><text:span text:style-name="T185">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8">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8">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7">INSERT</text:span><text:span text:style-name="T31"> </text:span><text:span text:style-name="T197">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7">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9">'u81599'</text:span><text:span text:style-name="T31">, </text:span><text:span text:style-name="T200">-- CREATEDBY_CODI: ! posar un codi d'usuari que existeixi</text:span></text:p>
            <text:p text:style-name="P427"><text:span text:style-name="T31"><text:tab/> <text:s text:c="3"/></text:span><text:span text:style-name="T197">SYSDATE</text:span></text:p>
            <text:p text:style-name="P427"><text:span text:style-name="T31"><text:tab/></text:span><text:span text:style-name="T197">FROM</text:span><text:span text:style-name="T31"> (</text:span></text:p>
            <text:p text:style-name="P427"><text:span text:style-name="T31"><text:tab/><text:tab/></text:span><text:span text:style-name="T197">SELECT</text:span><text:span text:style-name="T31"> </text:span><text:span text:style-name="T197">DISTINCT</text:span></text:p>
            <text:p text:style-name="P427"><text:span text:style-name="T31"><text:tab/><text:tab/> <text:s text:c="3"/></text:span><text:span text:style-name="T201">NVL</text:span><text:span text:style-name="T31">(r.TIPUS_BACKOFFICE, </text:span><text:span text:style-name="T199">'DISTRIBUCIO'</text:span><text:span text:style-name="T31">) TIPUS ,</text:span></text:p>
            <text:p text:style-name="P427"><text:span text:style-name="T31"><text:tab/><text:tab/> <text:s text:c="3"/></text:span><text:span text:style-name="T201">NVL</text:span><text:span text:style-name="T31">(r.BACKOFFICE_CODI, </text:span><text:span text:style-name="T199">'Backoffice_'</text:span><text:span text:style-name="T31">||rownum) CODI,</text:span></text:p>
            <text:p text:style-name="P427"><text:span text:style-name="T31"><text:tab/><text:tab/> <text:s text:c="3"/></text:span><text:span text:style-name="T201">NVL</text:span><text:span text:style-name="T31">(URL, </text:span><text:span text:style-name="T199">'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7">FROM</text:span><text:span text:style-name="T31"> DIS_REGLA r</text:span></text:p>
            <text:p text:style-name="P427"><text:span text:style-name="T31"><text:tab/><text:tab/></text:span><text:span text:style-name="T197">WHERE</text:span><text:span text:style-name="T31"> r.TIPUS = </text:span><text:span text:style-name="T199">'BACKOFFICE'</text:span></text:p>
            <text:p text:style-name="P205"><text:tab/>)</text:p>
            <text:p text:style-name="P427"><text:span text:style-name="T31">)</text:span><text:span text:style-name="T204">;</text:span></text:p>
            <text:p text:style-name="P600"/>
            <text:p text:style-name="P606">-- 2 Actualitza la referència de les regles tipus bakcoffice amb el registre que li toqui</text:p>
            <text:p text:style-name="P427"><text:span text:style-name="T197">UPDATE</text:span><text:span text:style-name="T31"> DIS_REGLA r </text:span><text:span text:style-name="T197">SET</text:span><text:span text:style-name="T31"> BACKOFFICE_DESTI_ID = </text:span></text:p>
            <text:p text:style-name="P205">( </text:p>
            <text:p text:style-name="P427"><text:span text:style-name="T31"><text:tab/></text:span><text:span text:style-name="T197">SELECT</text:span><text:span text:style-name="T31"> ID </text:span></text:p>
            <text:p text:style-name="P427"><text:span text:style-name="T31"><text:tab/></text:span><text:span text:style-name="T197">FROM</text:span><text:span text:style-name="T31"> DIS_BACKOFFICE b</text:span></text:p>
            <text:p text:style-name="P427"><text:span text:style-name="T31"><text:tab/></text:span><text:span text:style-name="T197">WHERE</text:span><text:span text:style-name="T31"> ROWNUM = </text:span><text:span text:style-name="T165">1</text:span></text:p>
            <text:p text:style-name="P427"><text:span text:style-name="T31"><text:tab/> <text:tab/></text:span><text:span text:style-name="T197">AND</text:span><text:span text:style-name="T31"> r.TIPUS_BACKOFFICE = b.TIPUS </text:span></text:p>
            <text:p text:style-name="P427"><text:span text:style-name="T31"><text:tab/> <text:tab/></text:span><text:span text:style-name="T197">AND</text:span><text:span text:style-name="T31"> (r.BACKOFFICE_CODI = b.CODI)</text:span></text:p>
            <text:p text:style-name="P427"><text:span text:style-name="T31"><text:tab/> <text:tab/></text:span><text:span text:style-name="T197">AND</text:span><text:span text:style-name="T31"> r.URL = b.URL </text:span></text:p>
            <text:p text:style-name="P427"><text:span text:style-name="T31"><text:tab/> <text:tab/></text:span><text:span text:style-name="T197">AND</text:span><text:span text:style-name="T31"> r.ENTITAT_ID = b.ENTITAT_ID</text:span></text:p>
            <text:p text:style-name="P427"><text:span text:style-name="T31"><text:tab/> <text:tab/></text:span><text:span text:style-name="T197">AND</text:span><text:span text:style-name="T31"> ((r.USUARI = b.USUARI ) </text:span><text:span text:style-name="T197">OR</text:span><text:span text:style-name="T31"> (r.USUARI </text:span><text:span text:style-name="T197">IS</text:span><text:span text:style-name="T31"> </text:span><text:span text:style-name="T197">NULL</text:span><text:span text:style-name="T31"> </text:span><text:span text:style-name="T197">AND</text:span><text:span text:style-name="T31"> b.USUARI </text:span><text:span text:style-name="T197">IS</text:span><text:span text:style-name="T31"> </text:span><text:span text:style-name="T197">NULL</text:span><text:span text:style-name="T31">))</text:span></text:p>
            <text:p text:style-name="P427"><text:span text:style-name="T31"><text:tab/> <text:tab/></text:span><text:span text:style-name="T197">AND</text:span><text:span text:style-name="T31"> ((r.CONTRASENYA = b.CONTRASENYA <text:s/>) </text:span><text:span text:style-name="T197">OR</text:span><text:span text:style-name="T31"> (r.CONTRASENYA </text:span><text:span text:style-name="T197">IS</text:span><text:span text:style-name="T31"> </text:span><text:span text:style-name="T197">NULL</text:span><text:span text:style-name="T31"> </text:span><text:span text:style-name="T197">AND</text:span><text:span text:style-name="T31"> b.CONTRASENYA </text:span><text:span text:style-name="T197">IS</text:span><text:span text:style-name="T31"> </text:span><text:span text:style-name="T197">NULL</text:span><text:span text:style-name="T31">))</text:span></text:p>
            <text:p text:style-name="P427"><text:span text:style-name="T31"><text:tab/> <text:tab/></text:span><text:span text:style-name="T197">AND</text:span><text:span text:style-name="T31"> ((r.INTENTS = b.INTENTS <text:s/>) </text:span><text:span text:style-name="T197">OR</text:span><text:span text:style-name="T31"> (r.INTENTS </text:span><text:span text:style-name="T197">IS</text:span><text:span text:style-name="T31"> </text:span><text:span text:style-name="T197">NULL</text:span><text:span text:style-name="T31"> </text:span><text:span text:style-name="T197">AND</text:span><text:span text:style-name="T31"> b.INTENTS </text:span><text:span text:style-name="T197">IS</text:span><text:span text:style-name="T31"> </text:span><text:span text:style-name="T197">NULL</text:span><text:span text:style-name="T31">))</text:span></text:p>
            <text:p text:style-name="P427"><text:span text:style-name="T31"><text:tab/> <text:tab/></text:span><text:span text:style-name="T197">AND</text:span><text:span text:style-name="T31"> ((r.TEMPS_ENTRE_INTENTS = b.TEMPS_ENTRE_INTENTS <text:s/>) </text:span><text:span text:style-name="T197">OR</text:span><text:span text:style-name="T31"> (r.TEMPS_ENTRE_INTENTS </text:span><text:span text:style-name="T197">IS</text:span><text:span text:style-name="T31"> </text:span><text:span text:style-name="T197">NULL</text:span><text:span text:style-name="T31"> </text:span><text:span text:style-name="T197">AND</text:span><text:span text:style-name="T31"> b.TEMPS_ENTRE_INTENTS </text:span><text:span text:style-name="T197">IS</text:span><text:span text:style-name="T31"> </text:span><text:span text:style-name="T197">NULL</text:span><text:span text:style-name="T31">))</text:span></text:p>
            <text:p text:style-name="P205">)</text:p>
            <text:p text:style-name="P205"><text:span text:style-name="T198">WHERE</text:span> R.BACKOFFICE_CODI <text:span text:style-name="T198">IS</text:span> <text:span text:style-name="T198">NOT</text:span> <text:span text:style-name="T198">NULL</text:span><text:span text:style-name="T203">;</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3482363137" text:style-name="L48">
        <text:list-item>
          <text:p text:style-name="P808">Sense canvis</text:p>
        </text:list-item>
      </text:list>
      <text:p text:style-name="P444"/>
      <text:list xml:id="list92323092535577" text:continue-list="list92322680764867" text:style-name="Outline">
        <text:list-item>
          <text:list>
            <text:list-header>
              <text:h text:style-name="P676" text:outline-level="2" text:is-list-header="true"><text:bookmark-start text:name="__RefHeading___Toc387429_3965979134"/><text:span text:style-name="T153">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26">Data: 2020.12.0<text:span text:style-name="T206">3</text:span> 15:00h</text:p>
      <text:p text:style-name="P326"/>
      <text:p text:style-name="P375">Resum: <text:span text:style-name="T192">M</text:span>illores visuals<text:span text:style-name="T205"> i botons d'accions i navegació en el detall de les anotacions.</text:span></text:p>
      <text:p text:style-name="P326"/>
      <text:p text:style-name="P473">Canvis i millores:</text:p>
      <text:list xml:id="list92324162783080" text:continue-list="list92323969640129"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1060427176"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6"> </text:span>Error sincronitzant canvi de noms d'unitats orgániques amb el DIR3 </text:p>
        </text:list-item>
      </text:list>
      <text:p text:style-name="P445"/>
      <text:p text:style-name="P449">Base de dades:<text:span text:style-name="T5"> </text:span></text:p>
      <text:list xml:id="list1818990839" text:style-name="L50">
        <text:list-item>
          <text:p text:style-name="P809">Sense canvis</text:p>
        </text:list-item>
      </text:list>
      <text:p text:style-name="P443"/>
      <text:p text:style-name="P43"><text:span text:style-name="T6">Propietats globals</text:span>: </text:p>
      <text:list xml:id="list92323353645668" text:continue-numbering="true" text:style-name="L50">
        <text:list-item>
          <text:p text:style-name="P809">Sense canvis</text:p>
        </text:list-item>
      </text:list>
      <text:list xml:id="list92323880309068" text:continue-list="list92323092535577" text:style-name="Outline">
        <text:list-item>
          <text:list>
            <text:list-header>
              <text:h text:style-name="P677" text:outline-level="2" text:is-list-header="true"><text:bookmark-start text:name="__RefHeading___Toc210152_2228722299"/><text:span text:style-name="T153">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28">Data: <text:span text:style-name="T207">13</text:span>/0<text:span text:style-name="T207">1</text:span>/202<text:span text:style-name="T207">1</text:span></text:p>
      <text:p text:style-name="P45"/>
      <text:list xml:id="list92322837685064" text:continue-list="list92324318108881" text:style-name="L22">
        <text:list-item>
          <text:p text:style-name="P792"><text:a xlink:type="simple" xlink:href="https://github.com/GovernIB/distribucio/issues/261" text:style-name="Internet_20_link" text:visited-style-name="Visited_20_Internet_20_Link"><text:span text:style-name="T207">#</text:span></text:a><text:a xlink:type="simple" xlink:href="https://github.com/GovernIB/distribucio/issues/261" text:style-name="Internet_20_link" text:visited-style-name="Visited_20_Internet_20_Link">261</text:a><text:span text:style-name="T179"> Problema amb la descàrrega dels fitxers de les anotacions de registre</text:span></text:p>
        </text:list-item>
      </text:list>
      <text:p text:style-name="P281"/>
      <text:p text:style-name="P102">Base de dades:<text:span text:style-name="T5"> </text:span></text:p>
      <text:list xml:id="list3092801085" text:style-name="L51">
        <text:list-item>
          <text:p text:style-name="P848">S<text:span text:style-name="T178">ense canvis</text:span></text:p>
        </text:list-item>
      </text:list>
      <text:p text:style-name="P102"/>
      <text:p text:style-name="P45"><text:soft-page-break/><text:span text:style-name="T6">Propietats globals</text:span>: </text:p>
      <text:list xml:id="list1060267379" text:style-name="L52">
        <text:list-item>
          <text:p text:style-name="P813">Sense canvis</text:p>
        </text:list-item>
      </text:list>
      <text:p text:style-name="P450"/>
      <text:list xml:id="list92323852344358" text:continue-list="list92323880309068" text:style-name="Outline">
        <text:list-item>
          <text:list>
            <text:list-header>
              <text:h text:style-name="P678" text:outline-level="2" text:is-list-header="true"><text:bookmark-start text:name="__RefHeading___Toc210154_2228722299"/><text:span text:style-name="T153">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29">Data: <text:span text:style-name="T208">11</text:span>/0<text:span text:style-name="T207">2</text:span>/202<text:span text:style-name="T207">1 13:00h</text:span></text:p>
      <text:p text:style-name="P329"/>
      <text:p text:style-name="P330"><text:span text:style-name="T209">Resum: No tancar la modal després de realitzar accions. Canvi API firma. Permetre reenviar i marcar coma processades massivament. Altres millores i </text:span>correcció d'errors descarregant annexos i altres errors menors. <text:span text:style-name="T209">.</text:span></text:p>
      <text:p text:style-name="P329"/>
      <text:p text:style-name="P475">Canvis i millores:</text:p>
      <text:list xml:id="list92324320919631" text:continue-list="list92324162783080"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583156964"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2155351559" text:style-name="L54">
        <text:list-item>
          <text:p text:style-name="P849">S<text:span text:style-name="T178">ense canvis</text:span></text:p>
        </text:list-item>
      </text:list>
      <text:p text:style-name="P103"/>
      <text:p text:style-name="P46"><text:span text:style-name="T6">Propietats globals</text:span>: </text:p>
      <text:list xml:id="list142633986"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92323237946704" text:continue-list="list1508017696"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92323620255601" text:continue-list="list92323852344358" text:style-name="Outline">
        <text:list-item>
          <text:list>
            <text:list-header>
              <text:h text:style-name="P679" text:outline-level="2" text:is-list-header="true"><text:bookmark-start text:name="__RefHeading___Toc182672_83721363"/><text:span text:style-name="T153">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92323846845745" text:continue-list="list92324320919631" text:style-name="L36">
        <text:list-item>
          <text:p text:style-name="P890"><text:a xlink:type="simple" xlink:href="https://github.com/GovernIB/distribucio/issues/286" text:style-name="Internet_20_link" text:visited-style-name="Visited_20_Internet_20_Link">#286</text:a><text:span text:style-name="T210"> Permetre realitzar accions sobre anotacions pendent d'Arxiu que hagin esgotat els reintents</text:span></text:p>
        </text:list-item>
      </text:list>
      <text:p text:style-name="P447"/>
      <text:p text:style-name="P104">Base de dades:<text:span text:style-name="T5"> </text:span></text:p>
      <text:list xml:id="list2128896247"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5">distribucio_update_0.9.33.1.sql</text:span></text:a><text:span text:style-name="T185">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92324728122535" text:continue-list="list92323620255601" text:style-name="Outline">
        <text:list-item>
          <text:list>
            <text:list-header>
              <text:h text:style-name="P680" text:outline-level="2" text:is-list-header="true"><text:bookmark-start text:name="__RefHeading___Toc248294_83721363"/><text:span text:style-name="T153">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2">Data: <text:span text:style-name="T216">21</text:span>/<text:span text:style-name="T215">04</text:span>/2021 <text:span text:style-name="T211">13</text:span>:00h</text:p>
      <text:p text:style-name="P332"/>
      <text:p text:style-name="P378">Resum: <text:span text:style-name="T212">Processament d'anotacions pendent d'Arxiu en paral·lel. Millores de navegació i unificació del llistat d'anotacions per usuaris i administradors.</text:span></text:p>
      <text:p text:style-name="P332"/>
      <text:p text:style-name="P477">Canvis i millores:</text:p>
      <text:list xml:id="list92322847615013" text:continue-list="list92323846845745"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92324721670670"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4"> </text:span>Error obrint o realitzant accions amb anotacions sense bústia assignada </text:p>
        </text:list-item>
      </text:list>
      <text:p text:style-name="P448"/>
      <text:p text:style-name="P47"><text:span text:style-name="T6">Propietats globals</text:span>: </text:p>
      <text:list xml:id="list92322720210311" text:continue-list="list142633986" text:style-name="L55">
        <text:list-item>
          <text:p text:style-name="P895">Per tal d'emprar l'API de firma simple s'ha de canviar la configuració del plugin de signatura i afegir propietats d'autenticació.</text:p>
        </text:list-item>
        <text:list-item>
          <text:p text:style-name="P864"><text:soft-page-break/><text:span text:style-name="T213">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3">.</text:span></text:p>
        </text:list-item>
        <text:list-item>
          <text:p text:style-name="P896">Per especificar opcionalment el perfil de firma a emprar en la firma simple en el servidor.</text:p>
        </text:list-item>
      </text:list>
      <text:list xml:id="list216492370"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92324130010915" text:continue-list="list2128896247"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5">distribucio_update_0.9.34.sql</text:span></text:a><text:span text:style-name="T185">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92323741419717" text:continue-list="list92324728122535" text:style-name="Outline">
        <text:list-item>
          <text:list>
            <text:list-header>
              <text:h text:style-name="P667" text:outline-level="2" text:is-list-header="true"><text:bookmark-start text:name="__RefHeading___Toc685445_83721363"/>Versió 0.9.<text:span text:style-name="T217">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92323238380107" text:continue-list="list92322564773273" text:style-name="L1">
        <text:list-item>
          <text:p text:style-name="P735"><text:a xlink:type="simple" xlink:href="https://github.com/GovernIB/distribucio/issues/326" text:style-name="Internet_20_link" text:visited-style-name="Visited_20_Internet_20_Link">#326</text:a><text:span text:style-name="T217"> </text:span>Als usuaris sense cap bústia els aparexen llistades totes les anotacions </text:p>
        </text:list-item>
      </text:list>
      <text:p text:style-name="P262"/>
      <text:p text:style-name="P106">Base de dades:<text:span text:style-name="T5"> </text:span></text:p>
      <text:list xml:id="list614875580" text:style-name="L58">
        <text:list-item>
          <text:p text:style-name="P765">Sense canvis</text:p>
        </text:list-item>
      </text:list>
      <text:p text:style-name="P106"/>
      <text:p text:style-name="P48"><text:span text:style-name="T6">Propietats globals</text:span>: </text:p>
      <text:list xml:id="list810496103" text:style-name="L59">
        <text:list-item>
          <text:p text:style-name="P897">Sense canvis</text:p>
        </text:list-item>
      </text:list>
      <text:p text:style-name="P484"/>
      <text:list xml:id="list92324715836590" text:continue-list="list92323741419717" text:style-name="Outline">
        <text:list-item>
          <text:list>
            <text:list-header>
              <text:h text:style-name="P713" text:outline-level="2" text:is-list-header="true"><text:bookmark-start text:name="__RefHeading___Toc48625_1443764206"/><text:soft-page-break/><text:span text:style-name="T153">Versió 0.9.3</text:span><text:span text:style-name="T96">5</text:span><text:span text:style-name="T153">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498">Data: <text:span text:style-name="T218">20</text:span>/05/2021 <text:span text:style-name="T222">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8">anvis i millores:</text:span></text:p>
      <text:list xml:id="list3079400739" text:style-name="L60">
        <text:list-item>
          <text:p text:style-name="P729"><text:a xlink:type="simple" xlink:href="https://github.com/GovernIB/distribucio/issues/331" text:style-name="Internet_20_link" text:visited-style-name="Visited_20_Internet_20_Link">#331</text:a><text:span text:style-name="T219">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9">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9">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9">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9">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9">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9">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9">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9">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9">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9">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9">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9">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9">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20">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20"> </text:span>Quan es marqui un element per Coneixement/Tramitació s'afegirà text al final dels <text:span text:style-name="T220"><text:s/></text:span>comentaris </text:p>
        </text:list-item>
        <text:list-item>
          <text:p text:style-name="P730"><text:a xlink:type="simple" xlink:href="https://github.com/GovernIB/distribucio/issues/293" text:style-name="Internet_20_link" text:visited-style-name="Visited_20_Internet_20_Link">#293</text:a><text:span text:style-name="T220">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20">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20"> </text:span>Filtrat de bústies </text:p>
        </text:list-item>
        <text:list-item>
          <text:p text:style-name="P730"><text:a xlink:type="simple" xlink:href="https://github.com/GovernIB/distribucio/issues/274" text:style-name="Internet_20_link" text:visited-style-name="Visited_20_Internet_20_Link">#274</text:a><text:span text:style-name="T220">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20">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2167187465" text:style-name="L61">
        <text:list-item>
          <text:p text:style-name="P738"><text:a xlink:type="simple" xlink:href="https://github.com/GovernIB/distribucio/issues/327" text:style-name="Internet_20_link" text:visited-style-name="Visited_20_Internet_20_Link">#327</text:a><text:span text:style-name="T220">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20">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20"> </text:span>Error visor PDF </text:p>
        </text:list-item>
        <text:list-item>
          <text:p text:style-name="P738"><text:a xlink:type="simple" xlink:href="https://github.com/GovernIB/distribucio/issues/305" text:style-name="Internet_20_link" text:visited-style-name="Visited_20_Internet_20_Link">#305</text:a><text:span text:style-name="T220">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2"> </text:span>Usuaris no veuen el contingut de una subbústia </text:p>
        </text:list-item>
      </text:list>
      <text:p text:style-name="P261"/>
      <text:p text:style-name="P107">Base de dades:<text:span text:style-name="T5"> </text:span></text:p>
      <text:list xml:id="list78678645" text:style-name="L62">
        <text:list-item>
          <text:p text:style-name="P766">distribucio_update_0.9.35.sql<text:span text:style-name="T221">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03554912">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8">NULL</text:span><text:span text:style-name="T31">, </text:span></text:p>
            <text:p text:style-name="P424"><text:span text:style-name="T31"><text:s text:c="4"/>BUSTIA_ID <text:s text:c="10"/>NUMBER(19,0) <text:s text:c="7"/></text:span><text:span text:style-name="T62">NOT</text:span><text:span text:style-name="T31"> </text:span><text:span text:style-name="T148">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1451759551" text:style-name="L63">
        <text:list-item>
          <text:p text:style-name="P898">A<text:span text:style-name="T221">fegides propietats per habilitar o deshabilitar noves funcions a nivell d'interfície i funcionament.</text:span></text:p>
        </text:list-item>
      </text:list>
      <table:table table:name="Table7" table:style-name="Table7">
        <table:table-column table:style-name="Table7.A"/>
        <table:table-row table:style-name="TableLine603542528">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92323357733956" text:continue-list="list92323222045592" text:style-name="L31">
        <text:list-item>
          <text:p text:style-name="P862"><text:span text:style-name="T174">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92323704499281" text:continue-list="list92324715836590" text:style-name="Outline">
        <text:list-item>
          <text:list>
            <text:list-header>
              <text:h text:style-name="P681" text:outline-level="2" text:is-list-header="true"><text:bookmark-start text:name="__RefHeading___Toc47608_4047943807"/><text:span text:style-name="T153">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3">Data: <text:span text:style-name="T207">31</text:span>/0<text:span text:style-name="T207">5</text:span>/202<text:span text:style-name="T207">1</text:span></text:p>
      <text:p text:style-name="P333"/>
      <text:p text:style-name="P153">Resum: Correcció de l'error de permisos en el processament múltiple pels usuaris.</text:p>
      <text:p text:style-name="P334"/>
      <text:p text:style-name="P500">Errors resolts:</text:p>
      <text:list xml:id="list2236886203" text:style-name="L64">
        <text:list-item>
          <text:p text:style-name="P865"><text:a xlink:type="simple" xlink:href="https://github.com/GovernIB/distribucio/issues/307" text:style-name="Internet_20_link" text:visited-style-name="Visited_20_Internet_20_Link"><text:span text:style-name="T223">#307</text:span></text:a><text:span text:style-name="T223"> Error EJBAccessException processant anotacions de forma múltiple </text:span></text:p>
        </text:list-item>
      </text:list>
      <text:p text:style-name="P282"/>
      <text:p text:style-name="P109">Base de dades:<text:span text:style-name="T5"> </text:span></text:p>
      <text:list xml:id="list3314003332" text:style-name="L65">
        <text:list-item>
          <text:p text:style-name="P850">S<text:span text:style-name="T178">ense canvis</text:span></text:p>
        </text:list-item>
      </text:list>
      <text:p text:style-name="P109"/>
      <text:p text:style-name="P50"><text:span text:style-name="T6">Propietats globals</text:span>: </text:p>
      <text:list xml:id="list2102225472" text:style-name="L66">
        <text:list-item>
          <text:p text:style-name="P814">Sense canvis</text:p>
        </text:list-item>
      </text:list>
      <text:p text:style-name="P453"/>
      <text:p text:style-name="P453"/>
      <text:list xml:id="list92322815468186" text:continue-list="list92323704499281" text:style-name="Outline">
        <text:list-item>
          <text:list>
            <text:list-header>
              <text:h text:style-name="P682" text:outline-level="2" text:is-list-header="true"><text:bookmark-start text:name="__RefHeading___Toc257433_4047943807"/><text:soft-page-break/><text:span text:style-name="T153">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35">Data: <text:span text:style-name="T207">01</text:span>/<text:span text:style-name="T224">07</text:span>/202<text:span text:style-name="T207">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3767486202" text:style-name="L67">
        <text:list-item>
          <text:p text:style-name="P901"><text:a xlink:type="simple" xlink:href="https://github.com/GovernIB/distribucio/issues/333" text:style-name="Internet_20_link" text:visited-style-name="Visited_20_Internet_20_Link">#333</text:a><text:span text:style-name="T225">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5">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5">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5">2</text:span></text:a><text:span text:style-name="T225">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5">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5">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6">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6">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6">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6">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6">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6">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6">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6"> </text:span>Millores en el llistat d'assentaments </text:p>
        </text:list-item>
      </text:list>
      <text:p text:style-name="P501">Errors resolts:</text:p>
      <text:list xml:id="list92323212962656" text:continue-list="list2236886203" text:style-name="L64">
        <text:list-item>
          <text:p text:style-name="P866"><text:a xlink:type="simple" xlink:href="https://github.com/GovernIB/distribucio/issues/348" text:style-name="Internet_20_link" text:visited-style-name="Visited_20_Internet_20_Link"><text:span text:style-name="T223">#348</text:span></text:a><text:span text:style-name="T223">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5">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5">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5">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5">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6">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6">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6">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6">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6">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6"> </text:span>Al classificar dóna un error (warning) però a al final ho acaba classificant </text:p>
        </text:list-item>
      </text:list>
      <text:p text:style-name="P283"/>
      <text:p text:style-name="P110">Base de dades:<text:span text:style-name="T5"> </text:span></text:p>
      <text:list xml:id="list76038445"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597668992">
          <table:table-cell table:style-name="Table8.A1" office:value-type="string">
            <text:p text:style-name="P424"><text:span text:style-name="T227">-</text:span><text:span text:style-name="T228">-</text:span><text:span text:style-name="T227">#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19251274" text:style-name="L69">
        <text:list-item>
          <text:p text:style-name="P815">N<text:span text:style-name="T229">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597670432">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818334616"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5">Exemple de usuari i passord per un backoffice a nivell de propietats.</text:span></text:p>
      <table:table table:name="Table10" table:style-name="Table10">
        <table:table-column table:style-name="Table10.A"/>
        <table:table-row table:style-name="TableLine597668416">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5">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92323503791152" text:continue-list="list92322815468186" text:style-name="Outline">
        <text:list-item>
          <text:list>
            <text:list-header>
              <text:h text:style-name="P683" text:outline-level="2" text:is-list-header="true"><text:bookmark-start text:name="__RefHeading___Toc60504_2052141439"/><text:span text:style-name="T153">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36">Data: <text:span text:style-name="T230">08</text:span>/<text:span text:style-name="T224">09</text:span>/202<text:span text:style-name="T207">1 12:00h</text:span></text:p>
      <text:p text:style-name="P336"/>
      <text:p text:style-name="P155">Resum: Configuració via aplicació, fitxers tècnics ocults per l'usuari, vista de moviments, millores de navegació</text:p>
      <text:p text:style-name="P336"/>
      <text:p text:style-name="P533">Millores incloses:</text:p>
      <text:list xml:id="list92322840124496" text:continue-list="list3767486202"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1421734136"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2">: </text:span>A la pipella d'Accions de l'històric d'accions al clicar per a amagar detalls, desapareixen moviments</text:p>
        </text:list-item>
      </text:list>
      <text:p text:style-name="P284"/>
      <text:p text:style-name="P111">Base de dades:<text:span text:style-name="T5"> </text:span></text:p>
      <text:list xml:id="list92323393046544" text:continue-list="list76038445" text:style-name="L68">
        <text:list-item>
          <text:p text:style-name="P905">distribucio_update_0.9.3<text:span text:style-name="T231">7</text:span>.sql (Oracle)</text:p>
        </text:list-item>
      </text:list>
      <text:p text:style-name="P535"/>
      <table:table table:name="Tabela7" table:style-name="Tabela7">
        <table:table-column table:style-name="Tabela7.A"/>
        <table:table-row table:style-name="TableLine597672448">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1167859663" text:style-name="L72">
        <text:list-header>
          <text:p text:style-name="P816"/>
        </text:list-header>
      </text:list>
      <table:table table:name="Tabela8" table:style-name="Tabela8">
        <table:table-column table:style-name="Tabela8.A"/>
        <table:table-row table:style-name="TableLine597673888">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92324727252796" text:continue-list="list92323503791152" text:style-name="Outline">
        <text:list-item>
          <text:list>
            <text:list-header>
              <text:h text:style-name="P684" text:outline-level="2" text:is-list-header="true"><text:bookmark-start text:name="__RefHeading___Toc51178_3323466580"/><text:span text:style-name="T153">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37">Data: <text:span text:style-name="T207">14</text:span>/0<text:span text:style-name="T207">9</text:span>/202<text:span text:style-name="T207">1 16:00h</text:span></text:p>
      <text:p text:style-name="P337"/>
      <text:p text:style-name="P156">Resum: Correcció de l'error pel qual es filtraven malament els fitxers tècnics en el detall per usuaris.</text:p>
      <text:p text:style-name="P337"/>
      <text:p text:style-name="P503"><text:soft-page-break/>Errors resolts:</text:p>
      <text:list xml:id="list92324698429288" text:continue-list="list92323212962656" text:style-name="L64">
        <text:list-item>
          <text:p text:style-name="P795">N<text:span text:style-name="T233">o es mostren els annexos de tipus document adjunt al formulari i sí es mostren els documents tècnics per a usuaris.</text:span></text:p>
        </text:list-item>
      </text:list>
      <text:p text:style-name="P285"/>
      <text:p text:style-name="P112">Base de dades:<text:span text:style-name="T5"> </text:span></text:p>
      <text:list xml:id="list618800353" text:style-name="L73">
        <text:list-item>
          <text:p text:style-name="P851">S<text:span text:style-name="T178">ense canvis</text:span></text:p>
        </text:list-item>
      </text:list>
      <text:p text:style-name="P112"/>
      <text:p text:style-name="P53"><text:span text:style-name="T6">Propietats globals</text:span>: </text:p>
      <text:list xml:id="list2880541474" text:style-name="L74">
        <text:list-item>
          <text:p text:style-name="P818">Sense canvis</text:p>
        </text:list-item>
      </text:list>
      <text:p text:style-name="P463"/>
      <text:list xml:id="list92324576033416" text:continue-list="list92324727252796" text:style-name="Outline">
        <text:list-item>
          <text:list>
            <text:list-header>
              <text:h text:style-name="P685" text:outline-level="2" text:is-list-header="true"><text:bookmark-start text:name="__RefHeading___Toc215555_3323466580"/><text:span text:style-name="T153">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38">Data: <text:span text:style-name="T234">22</text:span>/0<text:span text:style-name="T207">9</text:span>/202<text:span text:style-name="T207">1 15:00h</text:span></text:p>
      <text:p text:style-name="P338"/>
      <text:p text:style-name="P157">Resum: Correcció de l'error pel qual no es poden processar múltiples registres per usuaris no administradors.</text:p>
      <text:p text:style-name="P338"/>
      <text:p text:style-name="P504">Errors resolts:</text:p>
      <text:list xml:id="list92323907877918" text:continue-list="list92324698429288" text:style-name="L64">
        <text:list-item>
          <text:p text:style-name="P796"><text:a xlink:type="simple" xlink:href="https://github.com/GovernIB/distribucio/issues/387" text:style-name="Internet_20_link" text:visited-style-name="Visited_20_Internet_20_Link"><text:span text:style-name="T233">#387</text:span></text:a><text:span text:style-name="T233">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481221001" text:style-name="L75">
        <text:list-item>
          <text:p text:style-name="P852">S<text:span text:style-name="T178">ense canvis</text:span></text:p>
        </text:list-item>
      </text:list>
      <text:p text:style-name="P113"/>
      <text:p text:style-name="P54"><text:span text:style-name="T6">Propietats globals</text:span>: </text:p>
      <text:list xml:id="list251424690" text:style-name="L76">
        <text:list-item>
          <text:p text:style-name="P819">Sense canvis</text:p>
        </text:list-item>
      </text:list>
      <text:p text:style-name="P464"/>
      <text:list xml:id="list92325129610177" text:continue-list="list92324576033416" text:style-name="Outline">
        <text:list-item>
          <text:list>
            <text:list-header>
              <text:h text:style-name="P686" text:outline-level="2" text:is-list-header="true"><text:bookmark-start text:name="__RefHeading___Toc125562_3002973793"/><text:span text:style-name="T153">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39">Data: <text:span text:style-name="T207">19</text:span>/<text:span text:style-name="T235">11</text:span>/202<text:span text:style-name="T207">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2222877604" text:style-name="L77">
        <text:list-item>
          <text:p text:style-name="P906"><text:a xlink:type="simple" xlink:href="https://github.com/GovernIB/distribucio/issues/167" text:style-name="Internet_20_link" text:visited-style-name="Visited_20_Internet_20_Link">#167</text:a><text:span text:style-name="T236">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7">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7">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7"> </text:span>Recordar perfil de l'usuari </text:p>
        </text:list-item>
        <text:list-item>
          <text:p text:style-name="P870"><text:a xlink:type="simple" xlink:href="https://github.com/GovernIB/distribucio/issues/377" text:style-name="Internet_20_link" text:visited-style-name="Visited_20_Internet_20_Link">#377</text:a><text:span text:style-name="T237">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8">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9">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9">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9">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9"> </text:span>L'usuari que ha bloquejat un assentament hauria de poder realitzar accions sobre ell </text:p>
        </text:list-item>
      </text:list>
      <text:p text:style-name="P505"/>
      <text:p text:style-name="P505">Errors resolts:</text:p>
      <text:list xml:id="list92323470031419" text:continue-list="list92323907877918" text:style-name="L64">
        <text:list-item>
          <text:p text:style-name="P797">#391 Afegir comprovació de la signatura dels documents signats per portafib </text:p>
        </text:list-item>
      </text:list>
      <text:p text:style-name="P287"/>
      <text:p text:style-name="P114">Base de dades:<text:span text:style-name="T5"> </text:span></text:p>
      <text:list xml:id="list2156612876" text:style-name="L78">
        <text:list-item>
          <text:p text:style-name="P853">distribucio_update_0.9.38.sql (Oracle)</text:p>
        </text:list-item>
      </text:list>
      <table:table table:name="Table11" table:style-name="Table11">
        <table:table-column table:style-name="Table11.A"/>
        <table:table-row table:style-name="TableLine597675328">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4"><text:span text:style-name="T31"><text:s text:c="4"/>ENTITAT_ID <text:s text:c="14"/>NUMBER(19) <text:s text:c="4"/></text:span><text:span text:style-name="T62">NOT</text:span><text:span text:style-name="T31"> </text:span><text:span text:style-name="T148">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4"><text:span text:style-name="T31"><text:s text:c="4"/>ANOTACIONS <text:s text:c="14"/>NUMBER(19)<text:tab/> <text:s text:c="3"/></text:span><text:span text:style-name="T62">NOT</text:span><text:span text:style-name="T31"> </text:span><text:span text:style-name="T148">NULL</text:span><text:span text:style-name="T31">,</text:span></text:p>
            <text:p text:style-name="P424"><text:span text:style-name="T31"><text:s text:c="4"/>ANOTACIONS_TOTAL <text:s text:c="8"/>NUMBER(19)<text:tab/> <text:s text:c="3"/></text:span><text:span text:style-name="T62">NOT</text:span><text:span text:style-name="T31"> </text:span><text:span text:style-name="T148">NULL</text:span><text:span text:style-name="T31">,</text:span></text:p>
            <text:p text:style-name="P424"><text:span text:style-name="T31"><text:s text:c="4"/>REENVIAMENTS <text:s text:c="12"/>NUMBER(19)<text:tab/> <text:s text:c="3"/></text:span><text:span text:style-name="T62">NOT</text:span><text:span text:style-name="T31"> </text:span><text:span text:style-name="T148">NULL</text:span><text:span text:style-name="T31">,</text:span></text:p>
            <text:p text:style-name="P424"><text:span text:style-name="T31"><text:s text:c="4"/>EMAILS <text:s text:c="18"/>NUMBER(19)<text:tab/> <text:s text:c="3"/></text:span><text:span text:style-name="T62">NOT</text:span><text:span text:style-name="T31"> </text:span><text:span text:style-name="T148">NULL</text:span><text:span text:style-name="T31">,</text:span></text:p>
            <text:p text:style-name="P424"><text:span text:style-name="T31"><text:s text:c="4"/>JUSTIFICANTS <text:s text:c="12"/>NUMBER(19)<text:tab/> <text:s text:c="3"/></text:span><text:span text:style-name="T62">NOT</text:span><text:span text:style-name="T31"> </text:span><text:span text:style-name="T148">NULL</text:span><text:span text:style-name="T31">,</text:span></text:p>
            <text:p text:style-name="P424"><text:span text:style-name="T31"><text:s text:c="4"/>ANNEXOS <text:s text:c="17"/>NUMBER(19)<text:tab/> <text:s text:c="3"/></text:span><text:span text:style-name="T62">NOT</text:span><text:span text:style-name="T31"> </text:span><text:span text:style-name="T148">NULL</text:span><text:span text:style-name="T31">,</text:span></text:p>
            <text:p text:style-name="P424"><text:span text:style-name="T31"><text:s text:c="4"/>BUSTIES <text:s text:c="17"/>NUMBER(19)<text:tab/> <text:s text:c="3"/></text:span><text:span text:style-name="T62">NOT</text:span><text:span text:style-name="T31"> </text:span><text:span text:style-name="T148">NULL</text:span><text:span text:style-name="T31">,</text:span></text:p>
            <text:p text:style-name="P424"><text:span text:style-name="T31"><text:s text:c="4"/>USUARIS <text:s text:c="17"/>NUMBER(19)<text:tab/> <text:s text:c="3"/></text:span><text:span text:style-name="T62">NOT</text:span><text:span text:style-name="T31"> </text:span><text:span text:style-name="T148">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4"><text:span text:style-name="T31"><text:s text:c="4"/>ENTITAT_ID <text:s text:c="14"/>NUMBER(19) <text:s text:c="4"/></text:span><text:span text:style-name="T62">NOT</text:span><text:span text:style-name="T31"> </text:span><text:span text:style-name="T148">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24"><text:span text:style-name="T31"><text:s text:c="4"/>CORRECTE <text:s text:c="16"/>NUMBER(19)<text:tab/> <text:s text:c="3"/></text:span><text:span text:style-name="T62">NOT</text:span><text:span text:style-name="T31"> </text:span><text:span text:style-name="T148">NULL</text:span><text:span text:style-name="T31">,</text:span></text:p>
            <text:p text:style-name="P424"><text:span text:style-name="T31"><text:s text:c="4"/>CORRECTE_TOTAL <text:s text:c="10"/>NUMBER(19)<text:tab/> <text:s text:c="3"/></text:span><text:span text:style-name="T62">NOT</text:span><text:span text:style-name="T31"> </text:span><text:span text:style-name="T148">NULL</text:span><text:span text:style-name="T31">,</text:span></text:p>
            <text:p text:style-name="P424"><text:span text:style-name="T31"><text:s text:c="4"/>ERROR <text:s text:c="19"/>NUMBER(19)<text:tab/> <text:s text:c="3"/></text:span><text:span text:style-name="T62">NOT</text:span><text:span text:style-name="T31"> </text:span><text:span text:style-name="T148">NULL</text:span><text:span text:style-name="T31">,</text:span></text:p>
            <text:p text:style-name="P424"><text:span text:style-name="T31"><text:s text:c="4"/>ERROR_TOTAL <text:s text:c="13"/>NUMBER(19)<text:tab/> <text:s text:c="3"/></text:span><text:span text:style-name="T62">NOT</text:span><text:span text:style-name="T31"> </text:span><text:span text:style-name="T148">NULL</text:span><text:span text:style-name="T31">,</text:span></text:p>
            <text:p text:style-name="P424"><text:span text:style-name="T31"><text:s text:c="4"/>TOTAL <text:s text:c="19"/>NUMBER(19)<text:tab/> <text:s text:c="3"/></text:span><text:span text:style-name="T62">NOT</text:span><text:span text:style-name="T31"> </text:span><text:span text:style-name="T148">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4"><text:span text:style-name="T31"><text:s text:c="4"/>ENTITAT_ID <text:s text:c="14"/>NUMBER(19) <text:s text:c="4"/></text:span><text:span text:style-name="T62">NOT</text:span><text:span text:style-name="T31"> </text:span><text:span text:style-name="T148">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4"><text:span text:style-name="T31"><text:s text:c="4"/>BUSTIA_ID <text:s text:c="15"/>NUMBER(19) <text:s text:c="4"/></text:span><text:span text:style-name="T62">NOT</text:span><text:span text:style-name="T31"> </text:span><text:span text:style-name="T148">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24"><text:span text:style-name="T31"><text:s text:c="4"/>USUARIS <text:s text:c="17"/>NUMBER(19)<text:tab/> <text:s text:c="3"/></text:span><text:span text:style-name="T62">NOT</text:span><text:span text:style-name="T31"> </text:span><text:span text:style-name="T148">NULL</text:span><text:span text:style-name="T31">,</text:span></text:p>
            <text:p text:style-name="P424"><text:span text:style-name="T31"><text:s text:c="4"/>USUARIS_PERMIS <text:s text:c="10"/>NUMBER(19)<text:tab/> <text:s text:c="3"/></text:span><text:span text:style-name="T62">NOT</text:span><text:span text:style-name="T31"> </text:span><text:span text:style-name="T148">NULL</text:span><text:span text:style-name="T31">,</text:span></text:p>
            <text:p text:style-name="P424"><text:span text:style-name="T31"><text:s text:c="4"/>USUARIS_ROL <text:s text:c="13"/>NUMBER(19)<text:tab/> <text:s text:c="3"/></text:span><text:span text:style-name="T62">NOT</text:span><text:span text:style-name="T31"> </text:span><text:span text:style-name="T148">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8">NULL</text:span><text:span text:style-name="T31">,</text:span></text:p>
            <text:p text:style-name="P424"><text:span text:style-name="T31"><text:s text:c="4"/>ENTITAT <text:s text:c="16"/>NUMBER(19) <text:s text:c="12"/></text:span><text:span text:style-name="T62">NOT</text:span><text:span text:style-name="T31"> </text:span><text:span text:style-name="T148">NULL</text:span><text:span text:style-name="T31">,</text:span></text:p>
            <text:p text:style-name="P424"><text:soft-page-break/><text:span text:style-name="T31"><text:s text:c="4"/>BUSTIA <text:s text:c="17"/>NUMBER(19) <text:s text:c="12"/></text:span><text:span text:style-name="T62">NOT</text:span><text:span text:style-name="T31"> </text:span><text:span text:style-name="T148">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5">'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1189722553"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92324837710757" text:continue-list="list92325129610177" text:style-name="Outline">
        <text:list-item>
          <text:list>
            <text:list-header>
              <text:h text:style-name="P687" text:outline-level="2" text:is-list-header="true"><text:bookmark-start text:name="__RefHeading___Toc140729_35401148061"/><text:span text:style-name="T153">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0">Data: <text:span text:style-name="T240">10</text:span>/<text:span text:style-name="T235">12</text:span>/202<text:span text:style-name="T207">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92323196493615" text:continue-list="list2222877604" text:style-name="L77">
        <text:list-item>
          <text:p text:style-name="P873"><text:a xlink:type="simple" xlink:href="https://github.com/GovernIB/distribucio/issues/397" text:style-name="Internet_20_link" text:visited-style-name="Visited_20_Internet_20_Link">#397</text:a><text:span text:style-name="T240">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40">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40"> </text:span>Permetre donar d'alta anotacions sense especificar l'entitat</text:p>
        </text:list-item>
      </text:list>
      <text:p text:style-name="P340"/>
      <text:list xml:id="list92324923194810" text:continue-numbering="true" text:style-name="L77">
        <text:list-item>
          <text:p text:style-name="P873"><text:a xlink:type="simple" xlink:href="https://github.com/GovernIB/distribucio/issues/389" text:style-name="Internet_20_link" text:visited-style-name="Visited_20_Internet_20_Link">#389</text:a><text:span text:style-name="T240">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40">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40">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40"> </text:span>Posar icona/color en els assentaments que estiguin "duplicats" en una bústia </text:p>
        </text:list-item>
      </text:list>
      <text:p text:style-name="P506"/>
      <text:p text:style-name="P506">Errors resolts:</text:p>
      <text:list xml:id="list3296538788" text:style-name="L80">
        <text:list-item>
          <text:p text:style-name="P798"><text:a xlink:type="simple" xlink:href="https://github.com/GovernIB/distribucio/issues/403" text:style-name="Internet_20_link" text:visited-style-name="Visited_20_Internet_20_Link">#403</text:a><text:span text:style-name="T240">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40">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1"> </text:span>Com a usuari, no deixa fer enviaments ni marcat com a processats massius d'anotacions <text:span text:style-name="T241">que han esgotat els reintents</text:span></text:p>
        </text:list-item>
      </text:list>
      <text:p text:style-name="P288"/>
      <text:p text:style-name="P115">Base de dades:<text:span text:style-name="T5"> </text:span></text:p>
      <text:list xml:id="list3234353623" text:style-name="L81">
        <text:list-item>
          <text:p text:style-name="P854">distribucio_update_0.9.39.sql (Oracle)</text:p>
        </text:list-item>
      </text:list>
      <table:table table:name="Table13" table:style-name="Table13">
        <table:table-column table:style-name="Table13.A"/>
        <table:table-row table:style-name="TableLine597662368">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2">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17"/>
          </table:table-cell>
        </table:table-row>
      </table:table>
      <text:p text:style-name="P542"/>
      <text:p text:style-name="P115"/>
      <text:p text:style-name="P56"><text:span text:style-name="T6">Propietats globals</text:span>: </text:p>
      <text:list xml:id="list2679917745"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1">es.caib.distribucio.tancament.expedient.dies=1</text:span><text:span text:style-name="T162">825</text:span></text:p>
            </text:list-item>
          </text:list>
        </text:list-item>
      </text:list>
      <text:p text:style-name="P575"/>
      <text:list xml:id="list92323520239565" text:continue-list="list92324837710757" text:style-name="Outline">
        <text:list-item>
          <text:list>
            <text:list-header>
              <text:h text:style-name="P688" text:outline-level="2" text:is-list-header="true"><text:bookmark-start text:name="__RefHeading___Toc74811_1561600779"/><text:span text:style-name="T153">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1">Data: <text:span text:style-name="T240">26</text:span>/<text:span text:style-name="T235">01</text:span>/202<text:span text:style-name="T242">2 13:00h</text:span></text:p>
      <text:p text:style-name="P341"/>
      <text:p text:style-name="P160">Resum: En aquesta versió s'han modificat les accions múltiples per mostrar una barra de progrés. També s'ha afegit l'opció de re <text:span text:style-name="T247">a</text:span>valuar una regla i s'han corregit i modificat algunes columnes i detalls de les anotacions.</text:p>
      <text:p text:style-name="P341"/>
      <text:p text:style-name="P548">Millores incloses:</text:p>
      <text:list xml:id="list92324882790362" text:continue-list="list92324923194810" text:style-name="L77">
        <text:list-item>
          <text:p text:style-name="P834"><text:a xlink:type="simple" xlink:href="https://github.com/GovernIB/distribucio/issues/268" text:style-name="Internet_20_link" text:visited-style-name="Visited_20_Internet_20_Link">#268</text:a><text:span text:style-name="T243">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3">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3">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3">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3">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3"> </text:span>Modificar la columna "Error" del llistat de "Contingut de bústies" i "Localitzador d'anotacions de registre"</text:p>
        </text:list-item>
      </text:list>
      <text:p text:style-name="P416"/>
      <text:p text:style-name="P507">Errors resolts:</text:p>
      <text:p text:style-name="P416"/>
      <text:list xml:id="list3853640729" text:style-name="L83">
        <text:list-item>
          <text:p text:style-name="P835"><text:a xlink:type="simple" xlink:href="https://github.com/GovernIB/distribucio/issues/407" text:style-name="Internet_20_link" text:visited-style-name="Visited_20_Internet_20_Link"><text:span text:style-name="T223">#407</text:span></text:a><text:span text:style-name="T223">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4">#410</text:span></text:a><text:span text:style-name="T244">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4">#408</text:span></text:a><text:span text:style-name="T244"> No es permet repetir una regla en diferents entitats</text:span></text:p>
        </text:list-item>
      </text:list>
      <text:p text:style-name="P289"/>
      <text:p text:style-name="P116">Base de dades:<text:span text:style-name="T5"> </text:span></text:p>
      <text:list xml:id="list3156960062" text:style-name="L84">
        <text:list-item>
          <text:p text:style-name="P912">Sense canvis</text:p>
        </text:list-item>
      </text:list>
      <text:p text:style-name="P116"/>
      <text:p text:style-name="P57"><text:span text:style-name="T6">Propietats globals</text:span>: </text:p>
      <text:list xml:id="list4002391295" text:style-name="L85">
        <text:list-item>
          <text:p text:style-name="P821">S<text:span text:style-name="T245">ense canvis</text:span></text:p>
        </text:list-item>
      </text:list>
      <text:p text:style-name="P466"/>
      <text:list xml:id="list92324964177676" text:continue-list="list92323520239565" text:style-name="Outline">
        <text:list-item>
          <text:list>
            <text:list-header>
              <text:h text:style-name="P689" text:outline-level="2" text:is-list-header="true"><text:bookmark-start text:name="__RefHeading___Toc153733_2420514845"/><text:span text:style-name="T153">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2">Data: <text:span text:style-name="T240">01</text:span>/<text:span text:style-name="T235">02</text:span>/202<text:span text:style-name="T242">2 13:00h</text:span></text:p>
      <text:p text:style-name="P342"/>
      <text:p text:style-name="P161">Resum: <text:span text:style-name="T246">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92323320457741" text:continue-list="list92324882790362" text:style-name="L77">
        <text:list-item>
          <text:p text:style-name="P917">Cap</text:p>
        </text:list-item>
      </text:list>
      <text:p text:style-name="P508">Errors resolts:</text:p>
      <text:p text:style-name="P417"/>
      <text:list xml:id="list2761856555" text:style-name="L86">
        <text:list-item>
          <text:p text:style-name="P836"><text:a xlink:type="simple" xlink:href="https://github.com/GovernIB/distribucio/issues/412" text:style-name="Internet_20_link" text:visited-style-name="Visited_20_Internet_20_Link"><text:span text:style-name="T223">#412</text:span></text:a><text:span text:style-name="T223"> Error al marcar múltiples anotacions per a reprocessar</text:span></text:p>
        </text:list-item>
      </text:list>
      <text:p text:style-name="P290"/>
      <text:p text:style-name="P117">Base de dades:<text:span text:style-name="T5"> </text:span></text:p>
      <text:list xml:id="list713107111" text:style-name="L87">
        <text:list-item>
          <text:p text:style-name="P913">Sense canvis</text:p>
        </text:list-item>
      </text:list>
      <text:p text:style-name="P117"/>
      <text:p text:style-name="P58"><text:span text:style-name="T6">Propietats globals</text:span>: </text:p>
      <text:list xml:id="list3804170728" text:style-name="L88">
        <text:list-item>
          <text:p text:style-name="P822">S<text:span text:style-name="T245">ense canvis</text:span></text:p>
        </text:list-item>
      </text:list>
      <text:p text:style-name="P467"/>
      <text:list xml:id="list92323938446635" text:continue-list="list92324964177676" text:style-name="Outline">
        <text:list-item>
          <text:list>
            <text:list-header>
              <text:h text:style-name="P690" text:outline-level="2" text:is-list-header="true"><text:bookmark-start text:name="__RefHeading___Toc94619_1143039690"/><text:span text:style-name="T153">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3">Data: <text:span text:style-name="T247">0</text:span><text:span text:style-name="T248">9</text:span>/<text:span text:style-name="T235">03</text:span>/202<text:span text:style-name="T242">2 </text:span><text:span text:style-name="T248">09</text:span><text:span text:style-name="T242">:00h</text:span></text:p>
      <text:p text:style-name="P343"/>
      <text:p text:style-name="P162">Resum: Revisió de la petició de descàrrega de la documentació .zip per millorar el temps de generació i descàrrega.</text:p>
      <text:p text:style-name="P343"/>
      <text:p text:style-name="P550">Millores incloses:</text:p>
      <text:list xml:id="list92324081695040" text:continue-list="list92323320457741" text:style-name="L77">
        <text:list-item>
          <text:p text:style-name="P918">Cap</text:p>
        </text:list-item>
      </text:list>
      <text:p text:style-name="P509"><text:soft-page-break/>Errors resolts:</text:p>
      <text:p text:style-name="P418"/>
      <text:list xml:id="list4183711193" text:style-name="L89">
        <text:list-item>
          <text:p text:style-name="P837"><text:a xlink:type="simple" xlink:href="https://github.com/GovernIB/distribucio/issues/428" text:style-name="Internet_20_link" text:visited-style-name="Visited_20_Internet_20_Link">#428</text:a><text:span text:style-name="T247"> </text:span>Revisar el rendiment en la descàrrega del ZIP del justificant i els annexos</text:p>
        </text:list-item>
      </text:list>
      <text:p text:style-name="P291"/>
      <text:p text:style-name="P118">Base de dades:<text:span text:style-name="T5"> </text:span></text:p>
      <text:list xml:id="list92323702214115" text:continue-list="list3234353623" text:style-name="L81">
        <text:list-item>
          <text:p text:style-name="P855">distribucio_update_0.9.<text:span text:style-name="T249">40.2</text:span>.sql (Oracle)</text:p>
        </text:list-item>
      </text:list>
      <table:table table:name="Table12" table:style-name="Table12">
        <table:table-column table:style-name="Table12.A"/>
        <table:table-row table:style-name="TableLine597667264">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3609959625"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97668704">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92323467437967" text:continue-list="list92323938446635" text:style-name="Outline">
        <text:list-item>
          <text:list>
            <text:list-header>
              <text:h text:style-name="P691" text:outline-level="2" text:is-list-header="true"><text:bookmark-start text:name="__RefHeading___Toc167334_2409209563"/><text:span text:style-name="T153">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4">Data: <text:span text:style-name="T253">22</text:span>/<text:span text:style-name="T235">03</text:span>/202<text:span text:style-name="T242">2 </text:span><text:span text:style-name="T250">1</text:span><text:span text:style-name="T253">3</text:span><text:span text:style-name="T242">:00h</text:span></text:p>
      <text:p text:style-name="P344"/>
      <text:p text:style-name="P163">Resum: <text:span text:style-name="T25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92324609912960" text:continue-list="list92324081695040" text:style-name="L77">
        <text:list-item>
          <text:p text:style-name="P919"><text:a xlink:type="simple" xlink:href="https://github.com/GovernIB/distribucio/issues/419" text:style-name="Internet_20_link" text:visited-style-name="Visited_20_Internet_20_Link">#419</text:a><text:span text:style-name="T250">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50"> </text:span>Permetre guardar manualment an<text:span text:style-name="T252">n</text:span>exes d'una anotació pendent</text:p>
        </text:list-item>
        <text:list-item>
          <text:p text:style-name="P919"><text:a xlink:type="simple" xlink:href="https://github.com/GovernIB/distribucio/issues/420" text:style-name="Internet_20_link" text:visited-style-name="Visited_20_Internet_20_Link">#420</text:a><text:span text:style-name="T250">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50">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50"> </text:span>Tancar la finestra de proce<text:span text:style-name="T251">s</text:span>sament<text:span text:style-name="T251"> </text:span>/<text:span text:style-name="T251">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50"> </text:span>Afegir al costat del botó de descarrega dels annexes, un botó per anar a la pàgina del<text:span text:style-name="T250"> </text:span><text:span text:style-name="T251">ConCSV </text:span><text:s/>per a perm<text:span text:style-name="T251">e</text:span>t<text:span text:style-name="T251">re</text:span> descarregar l'original</text:p>
        </text:list-item>
        <text:list-item>
          <text:p text:style-name="P919"><text:a xlink:type="simple" xlink:href="https://github.com/GovernIB/distribucio/issues/405" text:style-name="Internet_20_link" text:visited-style-name="Visited_20_Internet_20_Link">#405</text:a><text:span text:style-name="T250">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50"> </text:span>Permetre configurar una adreça de correu electrònic alternativa en el perfil de l'usuari</text:p>
        </text:list-item>
      </text:list>
      <text:p text:style-name="P510">Errors resolts:</text:p>
      <text:p text:style-name="P419"/>
      <text:list xml:id="list618966523" text:style-name="L91">
        <text:list-item>
          <text:p text:style-name="P838"><text:a xlink:type="simple" xlink:href="https://github.com/GovernIB/distribucio/issues/430" text:style-name="Internet_20_link" text:visited-style-name="Visited_20_Internet_20_Link">#430</text:a><text:span text:style-name="T250"> </text:span>Caller unauthorized intenta<text:span text:style-name="T251">nt</text:span> enviar una anotació a RIPEA</text:p>
        </text:list-item>
        <text:list-item>
          <text:p text:style-name="P838"><text:a xlink:type="simple" xlink:href="https://github.com/GovernIB/distribucio/issues/417" text:style-name="Internet_20_link" text:visited-style-name="Visited_20_Internet_20_Link">#417</text:a><text:span text:style-name="T250"> </text:span><text:span text:style-name="T251">Entrant la </text:span>la <text:span text:style-name="T251">URL</text:span> del detall d'una anotació com administrador dóna un 404</text:p>
        </text:list-item>
      </text:list>
      <text:p text:style-name="P292"/>
      <text:p text:style-name="P120">Base de dades:<text:span text:style-name="T5"> </text:span></text:p>
      <text:list xml:id="list493886215" text:style-name="L92">
        <text:list-item>
          <text:p text:style-name="P856">distribucio_update_0.9.<text:span text:style-name="T249">4</text:span><text:span text:style-name="T251">1</text:span>.sql (Oracle)</text:p>
        </text:list-item>
      </text:list>
      <table:table table:name="Table15" table:style-name="Table15">
        <table:table-column table:style-name="Table15.A"/>
        <table:table-row table:style-name="TableLine597664384">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1946550291"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97661504">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92324327989896" text:continue-list="list92323467437967" text:style-name="Outline">
        <text:list-item>
          <text:list>
            <text:list-header>
              <text:h text:style-name="P692" text:outline-level="2" text:is-list-header="true"><text:bookmark-start text:name="__RefHeading___Toc263258_3767406981"/><text:span text:style-name="T153">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45">Data: <text:span text:style-name="T264">18</text:span>/<text:span text:style-name="T235">0</text:span><text:span text:style-name="T262">5</text:span>/202<text:span text:style-name="T242">2 </text:span><text:span text:style-name="T263">1</text:span><text:span text:style-name="T264">2</text:span><text:span text:style-name="T242">:00h</text:span></text:p>
      <text:p text:style-name="P345"/>
      <text:p text:style-name="P164">Resum: <text:span text:style-name="T260">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92323633521205" text:continue-list="list92324609912960" text:style-name="L77">
        <text:list-item>
          <text:p text:style-name="P920"><text:a xlink:type="simple" xlink:href="https://github.com/GovernIB/distribucio/issues/322" text:style-name="Internet_20_link" text:visited-style-name="Visited_20_Internet_20_Link"><text:span text:style-name="T254">#322</text:span></text:a><text:span text:style-name="T257"> </text:span>Actualitzar documentació</text:p>
        </text:list-item>
        <text:list-item>
          <text:p text:style-name="P920"><text:a xlink:type="simple" xlink:href="https://github.com/GovernIB/distribucio/issues/423" text:style-name="Internet_20_link" text:visited-style-name="Visited_20_Internet_20_Link">#423</text:a><text:span text:style-name="T257">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4">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4">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5">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6">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9">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9">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9"> </text:span>Separar la secció plugins de l'aplicació de les propietats de configuració</text:p>
        </text:list-item>
      </text:list>
      <text:p text:style-name="P511">Errors resolts:</text:p>
      <text:list xml:id="list910583074" text:style-name="L94">
        <text:list-item>
          <text:p text:style-name="P839"><text:a xlink:type="simple" xlink:href="https://github.com/GovernIB/distribucio/issues/445" text:style-name="Internet_20_link" text:visited-style-name="Visited_20_Internet_20_Link">#445</text:a><text:span text:style-name="T257">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5">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8"> Error </text:span>404 <text:span text:style-name="T258">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3834619593" text:style-name="L95">
        <text:list-item>
          <text:p text:style-name="P857">distribucio_update_0.9.<text:span text:style-name="T249">4</text:span><text:span text:style-name="T261">2</text:span>.sql (Oracle)</text:p>
        </text:list-item>
      </text:list>
      <table:table table:name="Table17" table:style-name="Table17">
        <table:table-column table:style-name="Table17.A"/>
        <table:table-row table:style-name="TableLine598492944">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24"><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7">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2847756615"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598492656">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92323681831266" text:continue-list="list92324327989896" text:style-name="Outline">
        <text:list-item>
          <text:list>
            <text:list-header>
              <text:h text:style-name="P693" text:outline-level="2" text:is-list-header="true"><text:bookmark-start text:name="__RefHeading___Toc104629_767525243"/><text:soft-page-break/><text:span text:style-name="T153">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46">Data: <text:span text:style-name="T265">26</text:span>/<text:span text:style-name="T235">0</text:span><text:span text:style-name="T265">5</text:span>/202<text:span text:style-name="T242">2 1</text:span><text:span text:style-name="T265">7</text:span><text:span text:style-name="T242">:00h</text:span></text:p>
      <text:p text:style-name="P346"/>
      <text:p text:style-name="P165">Resum: <text:span text:style-name="T26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92323380296895" text:continue-list="list92323633521205"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1779050389" text:style-name="L97">
        <text:list-item>
          <text:p text:style-name="P931">Cap</text:p>
        </text:list-item>
      </text:list>
      <text:p text:style-name="P294"/>
      <text:p text:style-name="P122">Base de dades:<text:span text:style-name="T5"> </text:span></text:p>
      <text:list xml:id="list309171087" text:style-name="L98">
        <text:list-item>
          <text:p text:style-name="P914">Sense canvis</text:p>
        </text:list-item>
      </text:list>
      <text:p text:style-name="P122"/>
      <text:p text:style-name="P62"><text:span text:style-name="T6">Propietats globals</text:span>: </text:p>
      <text:list xml:id="list1151307631" text:style-name="L99">
        <text:list-item>
          <text:p text:style-name="P823">S<text:span text:style-name="T245">ense canvis</text:span></text:p>
        </text:list-item>
      </text:list>
      <text:p text:style-name="P468"/>
      <text:p text:style-name="P468"/>
      <text:list xml:id="list92323473532309" text:continue-list="list92323681831266" text:style-name="Outline">
        <text:list-item>
          <text:list>
            <text:list-header>
              <text:h text:style-name="P694" text:outline-level="2" text:is-list-header="true"><text:bookmark-start text:name="__RefHeading___Toc76854_849673795"/><text:span text:style-name="T153">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47">Data: <text:span text:style-name="T270"><text:s/></text:span><text:span text:style-name="T275">21</text:span>/<text:span text:style-name="T235">0</text:span><text:span text:style-name="T270">7</text:span>/202<text:span text:style-name="T242">2 </text:span><text:span text:style-name="T273">1</text:span><text:span text:style-name="T275">2</text:span><text:span text:style-name="T242">:</text:span><text:span text:style-name="T269">0</text:span><text:span text:style-name="T242">0h</text:span></text:p>
      <text:p text:style-name="P347"/>
      <text:p text:style-name="P166">Resum: <text:span text:style-name="T266">Millores com la configuració multi entitat, la detecció de firmes invàlides d'annexos o l'exportació CSV de la cerca d'anotacions. </text:span><text:span text:style-name="T271">Guardat d'annexos amb firmes invàlides o formats no reconeguts com a esborranys a l'Arxiu. Nova API REST per backoffices. </text:span><text:span text:style-name="T266">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92324560443962" text:continue-list="list92323380296895" text:style-name="L77">
        <text:list-item>
          <text:p text:style-name="P928"><text:a xlink:type="simple" xlink:href="https://github.com/GovernIB/distribucio/issues/418" text:style-name="Internet_20_link" text:visited-style-name="Visited_20_Internet_20_Link">#418</text:a><text:span text:style-name="T267">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7">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7">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7">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2">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7">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7">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7">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7">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7">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4"> Guardar sempre com a esborrany si no es pot guardar com a definitiu.</text:span></text:p>
        </text:list-item>
        <text:list-item>
          <text:p text:style-name="P930"><text:s/></text:p>
        </text:list-item>
      </text:list>
      <text:p text:style-name="P513">Errors resolts:</text:p>
      <text:p text:style-name="P422"/>
      <text:list xml:id="list1636536545" text:style-name="L100">
        <text:list-item>
          <text:p text:style-name="P932"><text:a xlink:type="simple" xlink:href="https://github.com/GovernIB/distribucio/issues/466" text:style-name="Internet_20_link" text:visited-style-name="Visited_20_Internet_20_Link">#466</text:a><text:span text:style-name="T267">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7">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7">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7">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7">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7">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7">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7"> </text:span>Revisar el filtre de regles</text:p>
        </text:list-item>
        <text:list-item>
          <text:p text:style-name="P933"><text:a xlink:type="simple" xlink:href="https://github.com/GovernIB/distribucio/issues/477" text:style-name="Internet_20_link" text:visited-style-name="Visited_20_Internet_20_Link">#477</text:a><text:span text:style-name="T274"> </text:span>Revisar comprobació del tipus i perfil de firma </text:p>
        </text:list-item>
      </text:list>
      <text:p text:style-name="P295"/>
      <text:p text:style-name="P123">Base de dades:<text:span text:style-name="T5"> </text:span></text:p>
      <text:list xml:id="list92324481696833" text:continue-list="list78678645" text:style-name="L62">
        <text:list-item>
          <text:p text:style-name="P767">distribucio_update_0.9.<text:span text:style-name="T268">43</text:span>.sql<text:span text:style-name="T221"> (Oracle)</text:span></text:p>
          <text:list>
            <text:list-item>
              <text:p text:style-name="P900"><text:span text:style-name="T268">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598494960">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044404551"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598496688">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92324329587681" text:continue-list="list92323473532309" text:style-name="Outline">
        <text:list-item>
          <text:list>
            <text:list-header>
              <text:h text:style-name="P695" text:outline-level="2" text:is-list-header="true"><text:bookmark-start text:name="__RefHeading___Toc79564_2839546416"/><text:span text:style-name="T153">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48">Data: <text:span text:style-name="T276">18</text:span>/<text:span text:style-name="T276">08</text:span>/202<text:span text:style-name="T242">2 1</text:span><text:span text:style-name="T276">1</text:span><text:span text:style-name="T242">:</text:span><text:span text:style-name="T276">3</text:span><text:span text:style-name="T242">0h</text:span></text:p>
      <text:p text:style-name="P348"/>
      <text:p text:style-name="P167">Resum: <text:span text:style-name="T276">Correcció per mostrar tots els procediments correctament per a una unitat organitzativa</text:span><text:span text:style-name="T265">.</text:span></text:p>
      <text:p text:style-name="P348"/>
      <text:p text:style-name="P555">Millores incloses:</text:p>
      <text:list xml:id="list92323789304944" text:continue-list="list92324560443962" text:style-name="L77">
        <text:list-item>
          <text:p text:style-name="P949">Cap</text:p>
        </text:list-item>
      </text:list>
      <text:p text:style-name="P514">Errors resolts:</text:p>
      <text:p text:style-name="P423"><text:soft-page-break/></text:p>
      <text:list xml:id="list3318245981" text:style-name="L102">
        <text:list-item>
          <text:p text:style-name="P934"><text:a xlink:type="simple" xlink:href="https://github.com/GovernIB/distribucio/issues/502" text:style-name="Internet_20_link" text:visited-style-name="Visited_20_Internet_20_Link">#502</text:a><text:span text:style-name="T276"> </text:span>Error: Al desplegable de classificació només es mostra un màxim de 30 procediments</text:p>
        </text:list-item>
      </text:list>
      <text:p text:style-name="P296"/>
      <text:p text:style-name="P124">Base de dades:<text:span text:style-name="T5"> </text:span></text:p>
      <text:list xml:id="list3821527945" text:style-name="L103">
        <text:list-item>
          <text:p text:style-name="P915">Sense canvis</text:p>
        </text:list-item>
      </text:list>
      <text:p text:style-name="P124"/>
      <text:p text:style-name="P64"><text:span text:style-name="T6">Propietats globals</text:span>:</text:p>
      <text:list xml:id="list92325290548519" text:continue-numbering="true" text:style-name="L103">
        <text:list-item>
          <text:p text:style-name="P916">Sense canvis</text:p>
        </text:list-item>
      </text:list>
      <text:p text:style-name="P488"/>
      <text:p text:style-name="P488"/>
      <text:p text:style-name="P488"/>
      <text:list xml:id="list92324482980012" text:continue-list="list92324329587681" text:style-name="Outline">
        <text:list-item>
          <text:list>
            <text:list-header>
              <text:h text:style-name="P695" text:outline-level="2" text:is-list-header="true"><text:bookmark-start text:name="__RefHeading___Toc79566_2839546416"/><text:span text:style-name="T153">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48">Data: <text:span text:style-name="T282">1</text:span><text:span text:style-name="T284">6</text:span>/<text:span text:style-name="T276">0</text:span><text:span text:style-name="T281">9</text:span>/202<text:span text:style-name="T242">2 </text:span><text:span text:style-name="T283">1</text:span><text:span text:style-name="T284">3</text:span><text:span text:style-name="T242">:</text:span><text:span text:style-name="T277">0</text:span><text:span text:style-name="T242">0h</text:span></text:p>
      <text:p text:style-name="P348"/>
      <text:p text:style-name="P167">Resum: <text:span text:style-name="T280">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92324382093558" text:continue-list="list92323789304944" text:style-name="L77">
        <text:list-item>
          <text:p text:style-name="P950"><text:a xlink:type="simple" xlink:href="https://github.com/GovernIB/distribucio/issues/500" text:style-name="Internet_20_link" text:visited-style-name="Visited_20_Internet_20_Link">#500</text:a><text:span text:style-name="T278">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8">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8">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8">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8">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8">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8">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8">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8">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8">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8">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8">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8"> </text:span>Modificar la llibreria d'utilitats per backoffices per comprovar si els annexos s'han mogut per nom en comptes de per títol </text:p>
        </text:list-item>
      </text:list>
      <text:p text:style-name="P514">Errors resolts:</text:p>
      <text:p text:style-name="P423"/>
      <text:list xml:id="list1061417979" text:style-name="L104">
        <text:list-item>
          <text:p text:style-name="P935"><text:a xlink:type="simple" xlink:href="https://github.com/GovernIB/distribucio/issues/478" text:style-name="Internet_20_link" text:visited-style-name="Visited_20_Internet_20_Link">#478</text:a><text:span text:style-name="T278">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8">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8">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8">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8">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8">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8">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8"> </text:span>El rendimiento de la aplicación ha caído significativamente </text:p>
        </text:list-item>
      </text:list>
      <text:p text:style-name="P296"/>
      <text:p text:style-name="P124">Base de dades:<text:span text:style-name="T5"> </text:span></text:p>
      <text:list xml:id="list1222894443" text:style-name="L105">
        <text:list-item>
          <text:p text:style-name="P768">distribucio_update_0.9.<text:span text:style-name="T268">4</text:span><text:span text:style-name="T279">4</text:span>.sql<text:span text:style-name="T221">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598499280">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92324147840037"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598498704">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92324965048188" text:continue-list="list92324482980012" text:style-name="Outline">
        <text:list-item>
          <text:list>
            <text:list-header>
              <text:h text:style-name="P696" text:outline-level="2" text:is-list-header="true"><text:bookmark-start text:name="__RefHeading___Toc79566_28395464161"/><text:span text:style-name="T153">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49">Data: <text:span text:style-name="T291">0</text:span><text:span text:style-name="T292">3</text:span><text:span text:style-name="T291">/11</text:span>/202<text:span text:style-name="T242">2 </text:span><text:span text:style-name="T285">1</text:span><text:span text:style-name="T290">3</text:span><text:span text:style-name="T242">:</text:span><text:span text:style-name="T277">0</text:span><text:span text:style-name="T242">0h</text:span></text:p>
      <text:p text:style-name="P349"/>
      <text:p text:style-name="P168">Resum: </text:p>
      <text:p text:style-name="P609">Configuració dels backoffices per comunicar anotacions pendents per API REST.<text:span text:style-name="T289"> Opcions de cerca en anotacions, regles i altres llistats. Correccions i millores de navegació i visuals. </text:span></text:p>
      <text:p text:style-name="P349"/>
      <text:p text:style-name="P21">Versió 0.9.45</text:p>
      <text:p text:style-name="P609"/>
      <text:p text:style-name="P556">Millores incloses:</text:p>
      <text:list xml:id="list92325012603223" text:continue-list="list92324382093558" text:style-name="L77">
        <text:list-item>
          <text:p text:style-name="P951"><text:a xlink:type="simple" xlink:href="https://github.com/GovernIB/distribucio/issues/475" text:style-name="Internet_20_link" text:visited-style-name="Visited_20_Internet_20_Link">#475</text:a><text:span text:style-name="T288">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8">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8">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8">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8">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8">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8">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8">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8">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8">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8">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8">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8"> </text:span>Revisar amplada del llistat d'avisos </text:p>
        </text:list-item>
      </text:list>
      <text:p text:style-name="P515">Errors resolts:</text:p>
      <text:list xml:id="list283222189" text:style-name="L106">
        <text:list-item>
          <text:p text:style-name="P936"><text:a xlink:type="simple" xlink:href="https://github.com/GovernIB/distribucio/issues/517" text:style-name="Internet_20_link" text:visited-style-name="Visited_20_Internet_20_Link">#517</text:a><text:span text:style-name="T288"> </text:span>Errors de memòria amb el GC </text:p>
        </text:list-item>
        <text:list-item>
          <text:p text:style-name="P936"><text:a xlink:type="simple" xlink:href="https://github.com/GovernIB/distribucio/issues/512" text:style-name="Internet_20_link" text:visited-style-name="Visited_20_Internet_20_Link">#512</text:a><text:span text:style-name="T288">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8">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8">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8">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8">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8">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8">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8"> </text:span>En la configuració de l'usuari no es mostren els rols assignats a l'usuari, només "tothom" </text:p>
        </text:list-item>
      </text:list>
      <text:p text:style-name="P625"/>
      <text:p text:style-name="P22">Versió 0.9.4<text:span text:style-name="T286">6</text:span></text:p>
      <text:p text:style-name="P557"/>
      <text:p text:style-name="P557"><text:soft-page-break/>Millores incloses:</text:p>
      <text:list xml:id="list92325173172272" text:continue-list="list92325012603223" text:style-name="L77">
        <text:list-item>
          <text:p text:style-name="P951"><text:a xlink:type="simple" xlink:href="https://github.com/GovernIB/distribucio/issues/513" text:style-name="Internet_20_link" text:visited-style-name="Visited_20_Internet_20_Link">#513</text:a><text:span text:style-name="T288">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8">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8">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8">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8">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8">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8"> </text:span>Revisar amplada del llistat d'avisos </text:p>
        </text:list-item>
      </text:list>
      <text:p text:style-name="P516">Errors resolts:</text:p>
      <text:list xml:id="list603225465" text:style-name="L107">
        <text:list-item>
          <text:p text:style-name="P957">Cap</text:p>
        </text:list-item>
      </text:list>
      <text:p text:style-name="P297"/>
      <text:p text:style-name="P125">Base de dades:<text:span text:style-name="T5"> </text:span></text:p>
      <text:list xml:id="list2211354256" text:style-name="L108">
        <text:list-item>
          <text:p text:style-name="P769">distribucio_update_0.9.<text:span text:style-name="T268">4</text:span><text:span text:style-name="T287">5</text:span>.sql<text:span text:style-name="T221">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598485168">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24"><text:span text:style-name="T31"><text:s text:c="2"/>CODI <text:s text:c="9"/><text:tab/><text:tab/><text:tab/>VARCHAR2(64)<text:tab/><text:tab/></text:span><text:span text:style-name="T62">NOT</text:span><text:span text:style-name="T31"> </text:span><text:span text:style-name="T148">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33"/>
          </table:table-cell>
        </table:table-row>
      </table:table>
      <text:p text:style-name="P587"/>
      <text:p text:style-name="P125"/>
      <text:p text:style-name="P65"><text:span text:style-name="T6">Propietats globals</text:span>:</text:p>
      <text:list xml:id="list92323960177748" text:continue-numbering="true" text:style-name="L108">
        <text:list-item>
          <text:p text:style-name="P960">Cap.</text:p>
        </text:list-item>
      </text:list>
      <text:p text:style-name="P489"/>
      <text:p text:style-name="P489"/>
      <text:list xml:id="list92324711526930" text:continue-list="list92324965048188" text:style-name="Outline">
        <text:list-item>
          <text:list>
            <text:list-header>
              <text:h text:style-name="P697" text:outline-level="2" text:is-list-header="true"><text:bookmark-start text:name="__RefHeading___Toc79566_283954641611"/><text:soft-page-break/><text:span text:style-name="T153">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0">Data: <text:span text:style-name="T291">0</text:span><text:span text:style-name="T293">7</text:span><text:span text:style-name="T291">/11</text:span>/202<text:span text:style-name="T242">2 </text:span><text:span text:style-name="T285">1</text:span><text:span text:style-name="T293">8</text:span><text:span text:style-name="T242">:</text:span><text:span text:style-name="T277">0</text:span><text:span text:style-name="T242">0h</text:span></text:p>
      <text:p text:style-name="P350"/>
      <text:p text:style-name="P169">Resum: </text:p>
      <text:p text:style-name="P610"><text:span text:style-name="T293">Versió per corregir els errors introduïts en la versió 0.9.45+0.9.46 pels quals els procediments a l'hora de classificar no apareixen i tampoc els documents de tipus esborrany apareixen en la descàrrega del document .zip.</text:span><text:span text:style-name="T289"> </text:span></text:p>
      <text:p text:style-name="P610"/>
      <text:p text:style-name="P23">ATENCIÓ: <text:span text:style-name="T19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92325377277175" text:continue-list="list92325173172272" text:style-name="L77">
        <text:list-item>
          <text:p text:style-name="P963">Cap</text:p>
        </text:list-item>
      </text:list>
      <text:p text:style-name="P517">Errors resolts:</text:p>
      <text:list xml:id="list2367842954" text:style-name="L109">
        <text:list-item>
          <text:p text:style-name="P937"><text:a xlink:type="simple" xlink:href="https://github.com/GovernIB/distribucio/issues/534" text:style-name="Internet_20_link" text:visited-style-name="Visited_20_Internet_20_Link">#534</text:a><text:span text:style-name="T293">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3"> </text:span>No es descarreguen dins del .zip els documents en estat esborrany amb el perfil Usuari </text:p>
        </text:list-item>
      </text:list>
      <text:p text:style-name="P298"/>
      <text:p text:style-name="P126">Base de dades:<text:span text:style-name="T5"> </text:span></text:p>
      <text:list xml:id="list1667929308" text:style-name="L110">
        <text:list-item>
          <text:p text:style-name="P969">Cap canvi.</text:p>
        </text:list-item>
      </text:list>
      <text:p text:style-name="P126"/>
      <text:p text:style-name="P66"><text:span text:style-name="T6">Propietats globals</text:span>:</text:p>
      <text:list xml:id="list92325134753912" text:continue-numbering="true" text:style-name="L110">
        <text:list-item>
          <text:p text:style-name="P961">Cap.</text:p>
        </text:list-item>
      </text:list>
      <text:p text:style-name="P490"/>
      <text:list xml:id="list92324282516007" text:continue-list="list92324711526930" text:style-name="Outline">
        <text:list-item>
          <text:list>
            <text:list-header>
              <text:h text:style-name="P698" text:outline-level="2" text:is-list-header="true"><text:bookmark-start text:name="__RefHeading___Toc79566_2839546416111"/><text:span text:style-name="T153">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1">Data: <text:span text:style-name="T295">14</text:span><text:span text:style-name="T291">/11</text:span>/202<text:span text:style-name="T242">2 </text:span><text:span text:style-name="T296">12</text:span><text:span text:style-name="T242">:</text:span><text:span text:style-name="T277">0</text:span><text:span text:style-name="T242">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92323897260747" text:continue-list="list92325377277175" text:style-name="L77">
        <text:list-item>
          <text:p text:style-name="P964">Cap</text:p>
        </text:list-item>
      </text:list>
      <text:p text:style-name="P518">Errors resolts:</text:p>
      <text:list xml:id="list3312397152" text:style-name="L111">
        <text:list-item>
          <text:p text:style-name="P938"><text:a xlink:type="simple" xlink:href="https://github.com/GovernIB/distribucio/issues/540" text:style-name="Internet_20_link" text:visited-style-name="Visited_20_Internet_20_Link">#540</text:a><text:span text:style-name="T294"> </text:span>Revisar la sincronització de procediments per a que reintenti les UO's que fallin </text:p>
        </text:list-item>
      </text:list>
      <text:p text:style-name="P299"/>
      <text:p text:style-name="P127">Base de dades:<text:span text:style-name="T5"> </text:span></text:p>
      <text:list xml:id="list4026998112" text:style-name="L112">
        <text:list-item>
          <text:p text:style-name="P970">Cap canvi.</text:p>
        </text:list-item>
      </text:list>
      <text:p text:style-name="P127"/>
      <text:p text:style-name="P67"><text:span text:style-name="T6">Propietats globals</text:span>:</text:p>
      <text:list xml:id="list92323414392859" text:continue-numbering="true" text:style-name="L112">
        <text:list-item>
          <text:p text:style-name="P962"><text:soft-page-break/>Cap.</text:p>
        </text:list-item>
      </text:list>
      <text:p text:style-name="P491"/>
      <text:p text:style-name="P491"/>
      <text:list xml:id="list92324002768662" text:continue-list="list92324282516007" text:style-name="Outline">
        <text:list-item>
          <text:list>
            <text:list-header>
              <text:h text:style-name="P699" text:outline-level="2" text:is-list-header="true"><text:bookmark-start text:name="__RefHeading___Toc79566_28395464161111"/><text:span text:style-name="T153">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2">Data: <text:span text:style-name="T303">20</text:span><text:span text:style-name="T291">/1</text:span><text:span text:style-name="T302">2</text:span>/202<text:span text:style-name="T242">2 </text:span><text:span text:style-name="T303">08</text:span><text:span text:style-name="T242">:</text:span><text:span text:style-name="T277">0</text:span><text:span text:style-name="T242">0h</text:span></text:p>
      <text:p text:style-name="P352"/>
      <text:p text:style-name="P171">Resum: <text:span text:style-name="T297">Solucionar errors de memòria esborrant dades antigues del monitor. Controlar processament simultani d'una anotació. Prova de connexió amb backoffices. Marcar els procediments extingits.</text:span><text:span text:style-name="T298"> Millores visuals.</text:span><text:span text:style-name="T300"> Nova versió del client REST per backoffice i la llibreria d'utilitats per backoffices per aprofitar la sesió oberta a Distribucio.</text:span></text:p>
      <text:p text:style-name="P612"/>
      <text:p text:style-name="P560">Millores incloses:</text:p>
      <text:list xml:id="list92324708063078" text:continue-list="list92323897260747" text:style-name="L77">
        <text:list-item>
          <text:p text:style-name="P965"><text:a xlink:type="simple" xlink:href="https://github.com/GovernIB/distribucio/issues/523" text:style-name="Internet_20_link" text:visited-style-name="Visited_20_Internet_20_Link">#523</text:a><text:span text:style-name="T298">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8">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8">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8">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8">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8">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8">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8">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8">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8">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8">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8">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8">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8">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8"> </text:span>Eliminar columna "documentació" en el localitzador d'anotacions </text:p>
        </text:list-item>
      </text:list>
      <text:p text:style-name="P519">Errors resolts:</text:p>
      <text:list xml:id="list3069005870" text:style-name="L113">
        <text:list-item>
          <text:p text:style-name="P939"><text:a xlink:type="simple" xlink:href="https://github.com/GovernIB/distribucio/issues/517" text:style-name="Internet_20_link" text:visited-style-name="Visited_20_Internet_20_Link">#517</text:a><text:span text:style-name="T298"> </text:span>Errors de memòria amb el GC </text:p>
        </text:list-item>
        <text:list-item>
          <text:p text:style-name="P939"><text:a xlink:type="simple" xlink:href="https://github.com/GovernIB/distribucio/issues/545" text:style-name="Internet_20_link" text:visited-style-name="Visited_20_Internet_20_Link">#545</text:a><text:span text:style-name="T298">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8">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8">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8"> </text:span>Pareix que el monitor està ignorant el valor de <text:span text:style-name="T298"><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8">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8"> </text:span>Revisar amplada del localitzador d'anotacions amb perfil administrador </text:p>
        </text:list-item>
      </text:list>
      <text:p text:style-name="P300"/>
      <text:p text:style-name="P128">Base de dades:</text:p>
      <text:p text:style-name="P128"/>
      <text:list xml:id="list92324605677952" text:continue-list="list92323960177748" text:style-name="L108">
        <text:list-item>
          <text:p text:style-name="P770">distribucio_update_0.9.<text:span text:style-name="T268">4</text:span><text:span text:style-name="T299">7</text:span>.sql<text:span text:style-name="T221">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598490064">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24"/>
          </table:table-cell>
        </table:table-row>
      </table:table>
      <text:p text:style-name="P588"><text:soft-page-break/></text:p>
      <text:p text:style-name="P68"><text:span text:style-name="T6">Propietats globals</text:span>:</text:p>
      <text:list xml:id="list92324412788108" text:continue-list="list92324147840037"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598487184">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652996956" text:style-name="L114">
        <text:list-item>
          <text:p text:style-name="P977">Publicada una nova versió del client API REST<text:span text:style-name="T156"> distribucio-rest-client-0.9.47</text:span> per backoffices per mantenir l'autenticac<text:span text:style-name="T301">ió</text:span> per no obrir sessió en cada petició.</text:p>
        </text:list-item>
      </text:list>
      <text:p text:style-name="P493"/>
      <text:list xml:id="list92324555271746" text:continue-list="list92324002768662" text:style-name="Outline">
        <text:list-item>
          <text:list>
            <text:list-header>
              <text:h text:style-name="P700" text:outline-level="2" text:is-list-header="true"><text:bookmark-start text:name="__RefHeading___Toc79566_283954641611111"/><text:span text:style-name="T153">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8">2</text:span><text:span text:style-name="T309">6</text:span><text:span text:style-name="T291">/</text:span><text:span text:style-name="T304">04</text:span>/202<text:span text:style-name="T304">3</text:span><text:span text:style-name="T242"> </text:span><text:span text:style-name="T307">1</text:span><text:span text:style-name="T309">0</text:span><text:span text:style-name="T242">:</text:span><text:span text:style-name="T277">0</text:span><text:span text:style-name="T242">0h</text:span></text:p>
      <text:p text:style-name="P353"/>
      <text:p text:style-name="P172">Resum: <text:span text:style-name="T30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92325233979919" text:continue-list="list92324708063078" text:style-name="L77">
        <text:list-item>
          <text:p text:style-name="P966"><text:a xlink:type="simple" xlink:href="https://github.com/GovernIB/distribucio/issues/474" text:style-name="Internet_20_link" text:visited-style-name="Visited_20_Internet_20_Link">#474</text:a><text:span text:style-name="T305">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5">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5">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5">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5">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5"> </text:span>Poder metadatar assentaments registrals en distribució <text:span text:style-name="T305">(APB)</text:span></text:p>
        </text:list-item>
        <text:list-item>
          <text:p text:style-name="P966"><text:a xlink:type="simple" xlink:href="https://github.com/GovernIB/distribucio/issues/557" text:style-name="Internet_20_link" text:visited-style-name="Visited_20_Internet_20_Link">#557</text:a><text:span text:style-name="T305">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5">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5">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5">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5">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5">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5"> </text:span>Adaptar el contingut a la grandària de la pantalla a formularis i taules identificats </text:p>
        </text:list-item>
      </text:list>
      <text:p text:style-name="P520">Errors resolts:</text:p>
      <text:list xml:id="list3601878269" text:style-name="L115">
        <text:list-item>
          <text:p text:style-name="P946"><text:a xlink:type="simple" xlink:href="https://github.com/GovernIB/distribucio/issues/582" text:style-name="Internet_20_link" text:visited-style-name="Visited_20_Internet_20_Link">#582</text:a><text:span text:style-name="T305">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5">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5">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5">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5">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5"> </text:span>Error de consultes i als scripts amb PostgreSQL <text:span text:style-name="T305"><text:s/>(APB)</text:span></text:p>
        </text:list-item>
        <text:list-item>
          <text:p text:style-name="P940"><text:a xlink:type="simple" xlink:href="https://github.com/GovernIB/distribucio/issues/573" text:style-name="Internet_20_link" text:visited-style-name="Visited_20_Internet_20_Link">#573</text:a><text:span text:style-name="T305">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5">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5">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5">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5">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5"> </text:span>Error al añadir logo de cabecera para una entidad </text:p>
        </text:list-item>
      </text:list>
      <text:p text:style-name="P301"/>
      <text:p text:style-name="P129">Base de dades:</text:p>
      <text:p text:style-name="P129"/>
      <text:list xml:id="list2090103711" text:style-name="L116">
        <text:list-item>
          <text:p text:style-name="P771">distribucio_update_0.9.<text:span text:style-name="T268">4</text:span><text:span text:style-name="T306">8</text:span>.sql<text:span text:style-name="T221">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598491216">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8">NULL</text:span><text:span text:style-name="T31">,</text:span></text:p>
            <text:p text:style-name="P424"><text:span text:style-name="T31"><text:s text:c="2"/>CODI <text:s text:c="17"/>VARCHAR2(64) <text:s text:c="11"/></text:span><text:span text:style-name="T62">NOT</text:span><text:span text:style-name="T31"> </text:span><text:span text:style-name="T148">NULL</text:span><text:span text:style-name="T31">,</text:span></text:p>
            <text:p text:style-name="P424"><text:span text:style-name="T31"><text:s text:c="2"/>NOM <text:s text:c="18"/>VARCHAR2(256) <text:s text:c="10"/></text:span><text:span text:style-name="T62">NOT</text:span><text:span text:style-name="T31"> </text:span><text:span text:style-name="T148">NULL</text:span><text:span text:style-name="T31">,</text:span></text:p>
            <text:p text:style-name="P424"><text:span text:style-name="T31"><text:s text:c="2"/>TIPUS <text:s text:c="16"/>NUMBER(10) <text:s text:c="13"/></text:span><text:span text:style-name="T62">NOT</text:span><text:span text:style-name="T31"> </text:span><text:span text:style-name="T148">NULL</text:span><text:span text:style-name="T31">,</text:span></text:p>
            <text:p text:style-name="P424"><text:span text:style-name="T31"><text:s text:c="2"/>MULTIPLICITAT <text:s text:c="8"/>NUMBER(10) <text:s text:c="13"/></text:span><text:span text:style-name="T62">NOT</text:span><text:span text:style-name="T31"> </text:span><text:span text:style-name="T148">NULL</text:span><text:span text:style-name="T31">,</text:span></text:p>
            <text:p text:style-name="P424"><text:span text:style-name="T31"><text:s text:c="2"/>ACTIVA <text:s text:c="15"/>NUMBER(1) <text:s text:c="14"/></text:span><text:span text:style-name="T62">NOT</text:span><text:span text:style-name="T31"> </text:span><text:span text:style-name="T148">NULL</text:span><text:span text:style-name="T31">,</text:span></text:p>
            <text:p text:style-name="P424"><text:span text:style-name="T31"><text:s text:c="2"/>READ_ONLY <text:s text:c="12"/>NUMBER(1) <text:s text:c="14"/></text:span><text:span text:style-name="T62">NOT</text:span><text:span text:style-name="T31"> </text:span><text:span text:style-name="T148">NULL</text:span><text:span text:style-name="T31">,</text:span></text:p>
            <text:p text:style-name="P424"><text:span text:style-name="T31"><text:s text:c="2"/>ORDRE <text:s text:c="16"/>NUMBER(10) <text:s text:c="13"/></text:span><text:span text:style-name="T62">NOT</text:span><text:span text:style-name="T31"> </text:span><text:span text:style-name="T148">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8">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8">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8">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24"><text:span text:style-name="T31"><text:s text:c="2"/>VERSION <text:s text:c="13"/>NUMBER(19) <text:s text:c="14"/></text:span><text:span text:style-name="T62">NOT</text:span><text:span text:style-name="T31"> </text:span><text:span text:style-name="T148">NULL</text:span><text:span text:style-name="T31">,</text:span></text:p>
            <text:p text:style-name="P424"><text:span text:style-name="T31"><text:s text:c="2"/>METADADA_ID <text:s text:c="9"/>NUMBER(19) <text:s text:c="14"/></text:span><text:span text:style-name="T62">NOT</text:span><text:span text:style-name="T31"> </text:span><text:span text:style-name="T148">NULL</text:span><text:span text:style-name="T31">,</text:span></text:p>
            <text:p text:style-name="P424"><text:span text:style-name="T31"><text:s text:c="2"/>REGISTRE_ID <text:s text:c="9"/>NUMBER(19) <text:s text:c="14"/></text:span><text:span text:style-name="T62">NOT</text:span><text:span text:style-name="T31"> </text:span><text:span text:style-name="T148">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8">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24"><text:span text:style-name="T31"><text:s text:c="2"/>ENTITAT_ID <text:s text:c="10"/>NUMBER(19) <text:s text:c="10"/><text:tab/></text:span><text:span text:style-name="T62">NOT</text:span><text:span text:style-name="T31"> </text:span><text:span text:style-name="T148">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2">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84"/>
          </table:table-cell>
        </table:table-row>
      </table:table>
      <text:p text:style-name="P589"/>
      <text:p text:style-name="P69"><text:span text:style-name="T6">Propietats globals</text:span>:</text:p>
      <text:list xml:id="list16903192" text:style-name="L117">
        <text:list-item>
          <text:p text:style-name="P956">Opcionalment es poden afegir les propietats inserides a BBDD en el fitxer de propietats<text:span text:style-name="T306"> i esborrar la propietat de la definició del CSV.</text:span></text:p>
        </text:list-item>
      </text:list>
      <text:p text:style-name="P596"/>
      <table:table table:name="Table27" table:style-name="Table27">
        <table:table-column table:style-name="Table27.A"/>
        <table:table-row table:style-name="TableLine598496112">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92324697507106" text:continue-list="list92324555271746" text:style-name="Outline">
        <text:list-item>
          <text:list>
            <text:list-header>
              <text:h text:style-name="P701" text:outline-level="2" text:is-list-header="true"><text:bookmark-start text:name="__RefHeading___Toc79566_28395464161112"/><text:span text:style-name="T153">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4">Data: <text:span text:style-name="T311">25</text:span><text:span text:style-name="T291">/</text:span><text:span text:style-name="T310">05</text:span>/202<text:span text:style-name="T310">3</text:span><text:span text:style-name="T242"> </text:span><text:span text:style-name="T296">1</text:span><text:span text:style-name="T311">1</text:span><text:span text:style-name="T242">:</text:span><text:span text:style-name="T277">0</text:span><text:span text:style-name="T242">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92324568032311" text:continue-list="list92325233979919" text:style-name="L77">
        <text:list-item>
          <text:p text:style-name="P967"><text:a xlink:type="simple" xlink:href="https://github.com/GovernIB/distribucio/issues/594" text:style-name="Internet_20_link" text:visited-style-name="Visited_20_Internet_20_Link">#594</text:a><text:span text:style-name="T310"> </text:span>No tornar a firmar en servidor annexos amb firmes vàlides enviats sense informació de firmes</text:p>
        </text:list-item>
      </text:list>
      <text:p text:style-name="P521">Errors resolts:</text:p>
      <text:list xml:id="list41796415" text:style-name="L118">
        <text:list-item>
          <text:p text:style-name="P941"><text:span text:style-name="T310">Cap</text:span> </text:p>
        </text:list-item>
      </text:list>
      <text:p text:style-name="P302"/>
      <text:p text:style-name="P130">Base de dades:<text:span text:style-name="T5"> </text:span></text:p>
      <text:list xml:id="list2130554443" text:style-name="L119">
        <text:list-item>
          <text:p text:style-name="P971">Cap canvi.</text:p>
        </text:list-item>
      </text:list>
      <text:p text:style-name="P130"/>
      <text:p text:style-name="P70"><text:span text:style-name="T6">Propietats globals</text:span>:</text:p>
      <text:list xml:id="list2022023360" text:style-name="L120">
        <text:list-item>
          <text:p text:style-name="P984">Cap</text:p>
        </text:list-item>
      </text:list>
      <text:p text:style-name="P494"/>
      <text:list xml:id="list92325557383935" text:continue-list="list92324697507106" text:style-name="Outline">
        <text:list-item>
          <text:list>
            <text:list-header>
              <text:h text:style-name="P702" text:outline-level="2" text:is-list-header="true"><text:bookmark-start text:name="__RefHeading___Toc79566_283954641611121"/><text:span text:style-name="T153">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55">Data: <text:span text:style-name="T312">30</text:span><text:span text:style-name="T291">/</text:span><text:span text:style-name="T310">05</text:span>/202<text:span text:style-name="T310">3</text:span><text:span text:style-name="T242"> </text:span><text:span text:style-name="T296">1</text:span><text:span text:style-name="T312">0</text:span><text:span text:style-name="T242">:</text:span><text:span text:style-name="T277">0</text:span><text:span text:style-name="T242">0h</text:span></text:p>
      <text:p text:style-name="P355"/>
      <text:p text:style-name="P174">Resum: </text:p>
      <text:p text:style-name="P636"><text:span text:style-name="T312">Resolució urgent per evitar eror en la sincronització d'unitats organitzatives</text:span>.</text:p>
      <text:p text:style-name="P615"/>
      <text:p text:style-name="P563">Millores incloses:</text:p>
      <text:list xml:id="list92325190756354" text:continue-list="list92324568032311" text:style-name="L77">
        <text:list-item>
          <text:p text:style-name="P990">Cap</text:p>
        </text:list-item>
      </text:list>
      <text:p text:style-name="P522">Errors resolts:</text:p>
      <text:list xml:id="list3813910308" text:style-name="L121">
        <text:list-item>
          <text:p text:style-name="P942"><text:a xlink:type="simple" xlink:href="https://github.com/GovernIB/distribucio/issues/598" text:style-name="Internet_20_link" text:visited-style-name="Visited_20_Internet_20_Link">#598</text:a><text:span text:style-name="T312"> </text:span>Error en la sincronització de unitats organitzatives <text:s/></text:p>
        </text:list-item>
      </text:list>
      <text:p text:style-name="P303"/>
      <text:p text:style-name="P131">Base de dades:<text:span text:style-name="T5"> </text:span></text:p>
      <text:list xml:id="list2107593723" text:style-name="L122">
        <text:list-item>
          <text:p text:style-name="P972">Cap canvi.</text:p>
        </text:list-item>
      </text:list>
      <text:p text:style-name="P131"/>
      <text:p text:style-name="P71"><text:span text:style-name="T6">Propietats globals</text:span>:</text:p>
      <text:list xml:id="list1336261915" text:style-name="L123">
        <text:list-item>
          <text:p text:style-name="P985">Cap</text:p>
        </text:list-item>
      </text:list>
      <text:p text:style-name="P637"/>
      <text:list xml:id="list92325388572761" text:continue-list="list92325557383935" text:style-name="Outline">
        <text:list-item>
          <text:list>
            <text:list-header>
              <text:h text:style-name="P703" text:outline-level="2" text:is-list-header="true"><text:bookmark-start text:name="__RefHeading___Toc79566_2839546416111211"/><text:soft-page-break/><text:span text:style-name="T153">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56">Data: <text:span text:style-name="T313">05</text:span><text:span text:style-name="T291">/</text:span><text:span text:style-name="T310">0</text:span><text:span text:style-name="T313">6</text:span>/202<text:span text:style-name="T310">3</text:span><text:span text:style-name="T242"> </text:span><text:span text:style-name="T296">1</text:span><text:span text:style-name="T313">1</text:span><text:span text:style-name="T242">:</text:span><text:span text:style-name="T277">0</text:span><text:span text:style-name="T242">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92324909566716" text:continue-list="list92325190756354" text:style-name="L77">
        <text:list-item>
          <text:p text:style-name="P991">Cap</text:p>
        </text:list-item>
      </text:list>
      <text:p text:style-name="P523">Errors resolts:</text:p>
      <text:list xml:id="list2781654441" text:style-name="L124">
        <text:list-item>
          <text:p text:style-name="P943"><text:a xlink:type="simple" xlink:href="https://github.com/GovernIB/distribucio/issues/601" text:style-name="Internet_20_link" text:visited-style-name="Visited_20_Internet_20_Link">#601</text:a><text:span text:style-name="T313"> </text:span>Controlar excepcions comunicant anotacions pendents en la tasca en segon pla</text:p>
        </text:list-item>
      </text:list>
      <text:p text:style-name="P304"/>
      <text:p text:style-name="P132">Base de dades:<text:span text:style-name="T5"> </text:span></text:p>
      <text:list xml:id="list3021205892" text:style-name="L125">
        <text:list-item>
          <text:p text:style-name="P973">Cap canvi.</text:p>
        </text:list-item>
      </text:list>
      <text:p text:style-name="P132"/>
      <text:p text:style-name="P72"><text:span text:style-name="T6">Propietats globals</text:span>:</text:p>
      <text:list xml:id="list3139263960" text:style-name="L126">
        <text:list-item>
          <text:p text:style-name="P986">Cap</text:p>
        </text:list-item>
      </text:list>
      <text:p text:style-name="P638"/>
      <text:list xml:id="list92324551498194" text:continue-list="list92325388572761" text:style-name="Outline">
        <text:list-item>
          <text:list>
            <text:list-header>
              <text:h text:style-name="P704" text:outline-level="2" text:is-list-header="true"><text:bookmark-start text:name="__RefHeading___Toc79566_28395464161112111"/><text:span text:style-name="T153">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57">Data: <text:span text:style-name="T313">0</text:span><text:span text:style-name="T314">7</text:span><text:span text:style-name="T291">/</text:span><text:span text:style-name="T310">0</text:span><text:span text:style-name="T313">6</text:span>/202<text:span text:style-name="T310">3</text:span><text:span text:style-name="T242"> </text:span><text:span text:style-name="T296">1</text:span><text:span text:style-name="T314">5</text:span><text:span text:style-name="T242">:</text:span><text:span text:style-name="T277">0</text:span><text:span text:style-name="T242">0h</text:span></text:p>
      <text:p text:style-name="P357"/>
      <text:p text:style-name="P176">Resum: </text:p>
      <text:p text:style-name="P643"><text:span text:style-name="T314">Versió urgent per resoldre que els usuaris puguin posar com a processades anotacions rebutjades pels backoffices</text:span>.</text:p>
      <text:p text:style-name="P617"/>
      <text:p text:style-name="P565">Millores incloses:</text:p>
      <text:list xml:id="list92324648745820" text:continue-list="list92324909566716" text:style-name="L77">
        <text:list-item>
          <text:p text:style-name="P992">Cap</text:p>
        </text:list-item>
      </text:list>
      <text:p text:style-name="P524">Errors resolts:</text:p>
      <text:list xml:id="list3134800001" text:style-name="L127">
        <text:list-item>
          <text:p text:style-name="P944"><text:a xlink:type="simple" xlink:href="https://github.com/GovernIB/distribucio/issues/602" text:style-name="Internet_20_link" text:visited-style-name="Visited_20_Internet_20_Link">#602</text:a><text:span text:style-name="T314"> </text:span>Anotación que no deja marcar como procesada</text:p>
        </text:list-item>
      </text:list>
      <text:p text:style-name="P305"/>
      <text:p text:style-name="P133">Base de dades:<text:span text:style-name="T5"> </text:span></text:p>
      <text:list xml:id="list2487058626" text:style-name="L128">
        <text:list-item>
          <text:p text:style-name="P974">Cap canvi.</text:p>
        </text:list-item>
      </text:list>
      <text:p text:style-name="P133"/>
      <text:p text:style-name="P73"><text:span text:style-name="T6">Propietats globals</text:span>:</text:p>
      <text:list xml:id="list2354465923" text:style-name="L129">
        <text:list-item>
          <text:p text:style-name="P987">Cap</text:p>
        </text:list-item>
      </text:list>
      <text:p text:style-name="P639"/>
      <text:p text:style-name="P639"/>
      <text:p text:style-name="P639"/>
      <text:p text:style-name="P639"/>
      <text:p text:style-name="P639"/>
      <text:list xml:id="list92325119940519" text:continue-list="list92324551498194" text:style-name="Outline">
        <text:list-item>
          <text:list>
            <text:list-header>
              <text:h text:style-name="P705" text:outline-level="2" text:is-list-header="true"><text:bookmark-start text:name="__RefHeading___Toc79566_283954641611121111"/><text:soft-page-break/><text:span text:style-name="T153">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58">Data: <text:span text:style-name="T315">12</text:span><text:span text:style-name="T291">/</text:span><text:span text:style-name="T310">0</text:span><text:span text:style-name="T313">6</text:span>/202<text:span text:style-name="T310">3</text:span><text:span text:style-name="T242"> </text:span><text:span text:style-name="T315">09</text:span><text:span text:style-name="T242">:</text:span><text:span text:style-name="T277">0</text:span><text:span text:style-name="T242">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92324200885407" text:continue-list="list92324648745820" text:style-name="L77">
        <text:list-item>
          <text:p text:style-name="P993">Cap</text:p>
        </text:list-item>
      </text:list>
      <text:p text:style-name="P525">Errors resolts:</text:p>
      <text:list xml:id="list1961306375" text:style-name="L130">
        <text:list-item>
          <text:p text:style-name="P945"><text:a xlink:type="simple" xlink:href="https://github.com/GovernIB/distribucio/issues/603" text:style-name="Internet_20_link" text:visited-style-name="Visited_20_Internet_20_Link"><text:span text:style-name="T316">#603</text:span></text:a><text:span text:style-name="T317"> </text:span><text:span text:style-name="T316">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5"> </text:span>No posar l'estat "comunicades al backoffice" a les anotacions que anteriorment tenien error de processament</text:p>
        </text:list-item>
      </text:list>
      <text:p text:style-name="P306"/>
      <text:p text:style-name="P134">Base de dades:<text:span text:style-name="T5"> </text:span></text:p>
      <text:list xml:id="list1538744569" text:style-name="L131">
        <text:list-item>
          <text:p text:style-name="P975">Cap canvi.</text:p>
        </text:list-item>
      </text:list>
      <text:p text:style-name="P134"/>
      <text:p text:style-name="P74"><text:span text:style-name="T6">Propietats globals</text:span>:</text:p>
      <text:list xml:id="list534739500" text:style-name="L132">
        <text:list-item>
          <text:p text:style-name="P988">Cap</text:p>
        </text:list-item>
      </text:list>
      <text:p text:style-name="P640"/>
      <text:list xml:id="list92324069346283" text:continue-list="list92325119940519" text:style-name="Outline">
        <text:list-item>
          <text:list>
            <text:list-header>
              <text:h text:style-name="P706" text:outline-level="2" text:is-list-header="true"><text:bookmark-start text:name="__RefHeading___Toc79566_2839546416111211111"/><text:span text:style-name="T153">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59">Data: <text:span text:style-name="T318">30</text:span><text:span text:style-name="T291">/</text:span><text:span text:style-name="T310">0</text:span><text:span text:style-name="T313">6</text:span>/202<text:span text:style-name="T310">3</text:span><text:span text:style-name="T242"> </text:span><text:span text:style-name="T318">1</text:span><text:span text:style-name="T319">3</text:span><text:span text:style-name="T242">:</text:span><text:span text:style-name="T277">0</text:span><text:span text:style-name="T242">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92324639241029" text:continue-list="list92324200885407" text:style-name="L77">
        <text:list-item>
          <text:p text:style-name="P994"><text:a xlink:type="simple" xlink:href="https://github.com/GovernIB/distribucio/issues/610" text:style-name="Internet_20_link" text:visited-style-name="Visited_20_Internet_20_Link">#610</text:a><text:span text:style-name="T318"> </text:span>L'actualització d'òrgans ha d'actualitzar les regles de les bústies </text:p>
        </text:list-item>
      </text:list>
      <text:p text:style-name="P526"/>
      <text:p text:style-name="P526">Errors resolts:</text:p>
      <text:list xml:id="list2005285943" text:style-name="L133">
        <text:list-item>
          <text:p text:style-name="P999">Cap.</text:p>
        </text:list-item>
      </text:list>
      <text:p text:style-name="P307"/>
      <text:p text:style-name="P135">Base de dades:<text:span text:style-name="T5"> </text:span></text:p>
      <text:list xml:id="list1511593026" text:style-name="L134">
        <text:list-item>
          <text:p text:style-name="P976">Cap canvi.</text:p>
        </text:list-item>
      </text:list>
      <text:p text:style-name="P135"/>
      <text:p text:style-name="P75"><text:span text:style-name="T6">Propietats globals</text:span>:</text:p>
      <text:list xml:id="list3830540142" text:style-name="L135">
        <text:list-item>
          <text:p text:style-name="P989">Cap</text:p>
        </text:list-item>
      </text:list>
      <text:p text:style-name="P641"/>
      <text:p text:style-name="P641"/>
      <text:list xml:id="list92325502586414" text:continue-list="list92324069346283" text:style-name="Outline">
        <text:list-item>
          <text:list>
            <text:list-header>
              <text:h text:style-name="P707" text:outline-level="2" text:is-list-header="true"><text:bookmark-start text:name="__RefHeading___Toc79566_28395464161112111111"/><text:soft-page-break/><text:span text:style-name="T153">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0">Data: <text:span text:style-name="T327">01</text:span><text:span text:style-name="T291">/</text:span><text:span text:style-name="T320">0</text:span><text:span text:style-name="T327">8</text:span>/202<text:span text:style-name="T310">3</text:span><text:span text:style-name="T242"> </text:span><text:span text:style-name="T318">1</text:span><text:span text:style-name="T327">3</text:span><text:span text:style-name="T242">:</text:span><text:span text:style-name="T277">0</text:span><text:span text:style-name="T242">0h</text:span></text:p>
      <text:p text:style-name="P360"/>
      <text:p text:style-name="P179">Resum: </text:p>
      <text:p text:style-name="P648">Sincronització dels noms de les UO amb la denominació en idioma cooficial català. Client API REST per regles.<text:span text:style-name="T324"> Altres.</text:span></text:p>
      <text:p text:style-name="P620"/>
      <text:p text:style-name="P620"/>
      <text:p text:style-name="P568">Millores incloses:</text:p>
      <text:list xml:id="list92324885561609" text:continue-list="list92324639241029"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1">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1">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20"> </text:span>Afegir la opció "Cap procediment" a l'inici del select de procediments de l'acció de classificar anotació <text:span text:style-name="T320">(Reoberta) </text:span></text:p>
        </text:list-item>
        <text:list-item>
          <text:p text:style-name="P995"><text:a xlink:type="simple" xlink:href="https://github.com/GovernIB/distribucio/issues/589" text:style-name="Internet_20_link" text:visited-style-name="Visited_20_Internet_20_Link">#589</text:a><text:span text:style-name="T321">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1">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1">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1">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1">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1">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1">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1">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1"> </text:span>Revisar el manual d'integració </text:p>
        </text:list-item>
      </text:list>
      <text:p text:style-name="P527"/>
      <text:p text:style-name="P527">Errors resolts:</text:p>
      <text:list xml:id="list1583585555"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1">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1">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1">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1">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1">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1">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5">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5">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6">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7"> </text:span>Error guardant anotacions a l'Arxiu per diversos motius </text:p>
        </text:list-item>
      </text:list>
      <text:p text:style-name="P308"><text:soft-page-break/></text:p>
      <text:p text:style-name="P136">Base de dades:<text:span text:style-name="T5"> </text:span></text:p>
      <text:list xml:id="list92324740762402" text:continue-list="list2090103711" text:style-name="L116">
        <text:list-item>
          <text:p text:style-name="P772">distribucio_update_0.9.<text:span text:style-name="T268">4</text:span><text:span text:style-name="T322">9</text:span>.sql<text:span text:style-name="T221"> (Oracle)</text:span></text:p>
          <text:list>
            <text:list-item>
              <text:p text:style-name="P979">Nova propietat configurable <text:span text:style-name="T322">per poder assignar anotacions amb usuaris d'una bústia.</text:span></text:p>
            </text:list-item>
            <text:list-item>
              <text:p text:style-name="P979">Nova propietat configurable per<text:span text:style-name="T322"> evitar</text:span> poder assignar anotacions a usuaris inactius.</text:p>
            </text:list-item>
          </text:list>
        </text:list-item>
      </text:list>
      <text:p text:style-name="P629"/>
      <table:table table:name="Table29" table:style-name="Table29">
        <table:table-column table:style-name="Table29.A"/>
        <table:table-row table:style-name="TableLine99087728">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97"/>
          </table:table-cell>
        </table:table-row>
      </table:table>
      <text:p text:style-name="P590"/>
      <text:p text:style-name="P136"/>
      <text:p text:style-name="P76"><text:span text:style-name="T6">Propietats globals</text:span>:</text:p>
      <text:list xml:id="list92324405797762" text:continue-list="list12271304" text:style-name="L17">
        <text:list-item>
          <text:p text:style-name="P746">distribucio_update_0.9.<text:span text:style-name="T322">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92324948282346" text:continue-list="list296959727" text:style-name="L27">
        <text:list-item>
          <text:p text:style-name="P801"><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3">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92323905599230" text:continue-list="list92325502586414" text:style-name="Outline">
        <text:list-item>
          <text:list>
            <text:list-header>
              <text:h text:style-name="P708" text:outline-level="2" text:is-list-header="true"><text:bookmark-start text:name="__RefHeading___Toc79566_28395464161112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text:h>
            </text:list-header>
          </text:list>
        </text:list-item>
      </text:list>
      <text:p text:style-name="P361">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1"/>
      <text:p text:style-name="P180">Resum: <text:span text:style-name="T331"><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92324823018485" text:continue-list="list92324885561609" text:style-name="L77">
        <text:list-item>
          <text:p text:style-name="P996"><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28"/>
      <text:p text:style-name="P528">Errors resolts:</text:p>
      <text:list xml:id="list3037947960" text:style-name="L137">
        <text:list-item>
          <text:p text:style-name="P1004"><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09"/>
      <text:p text:style-name="P137">Base de dades:<text:span text:style-name="T5"> </text:span></text:p>
      <text:list xml:id="list92324497297745" text:continue-list="list92324740762402" text:style-name="L116">
        <text:list-item>
          <text:p text:style-name="P773">distribucio_update_0.9.<text:span text:style-name="T333">50</text:span>.sql<text:span text:style-name="T221"> (Oracle)</text:span></text:p>
          <text:list>
            <text:list-item>
              <text:p text:style-name="P980">Nova propietat configurable <text:span text:style-name="T322">per poder</text:span><text:span text:style-name="T333">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99089744">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685956010" text:style-name="L138">
        <text:list-item>
          <text:p text:style-name="P1014">Sense canvis</text:p>
        </text:list-item>
      </text:list>
      <text:p text:style-name="P408"/>
      <text:p text:style-name="P437">Canvis a les llibreries:</text:p>
      <text:list xml:id="list186352822" text:style-name="L139">
        <text:list-item>
          <text:p text:style-name="P802"><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9">50</text:span></text:p>
            </text:list-item>
          </text:list>
        </text:list-item>
      </text:list>
      <text:list xml:id="list92325341742437" text:continue-list="list92323905599230" text:style-name="Outline">
        <text:list-item>
          <text:list>
            <text:list-header>
              <text:h text:style-name="P709" text:outline-level="2" text:is-list-header="true"><text:bookmark-start text:name="__RefHeading___Toc79566_283954641611121111112"/><text:soft-page-break/><text:span text:style-name="T153">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2">Data: <text:span text:style-name="T339">28</text:span><text:span text:style-name="T291">/</text:span><text:span text:style-name="T334">02</text:span>/202<text:span text:style-name="T334">4</text:span><text:span text:style-name="T242"> </text:span><text:span text:style-name="T339">10</text:span><text:span text:style-name="T242">:</text:span><text:span text:style-name="T277">0</text:span><text:span text:style-name="T242">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92324920499304" text:continue-list="list92324823018485" text:style-name="L77">
        <text:list-item>
          <text:p text:style-name="P1016">Cap</text:p>
        </text:list-item>
      </text:list>
      <text:p text:style-name="P529"/>
      <text:p text:style-name="P529">Errors resolts:</text:p>
      <text:list xml:id="list1607852172" text:style-name="L140">
        <text:list-item>
          <text:p text:style-name="P1005"><text:a xlink:type="simple" xlink:href="https://github.com/GovernIB/distribucio/issues/609" text:style-name="Internet_20_link" text:visited-style-name="Visited_20_Internet_20_Link">#609</text:a><text:span text:style-name="T335">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6">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7">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8"> </text:span>Error guardant i mostrant els paràmetres de l'acció classificar a l'històric d'accions</text:p>
        </text:list-item>
      </text:list>
      <text:p text:style-name="P310"/>
      <text:p text:style-name="P139">Base de dades:<text:span text:style-name="T5"> </text:span></text:p>
      <text:list xml:id="list3284346021" text:style-name="L141">
        <text:list-item>
          <text:p text:style-name="P774">distribucio_update_0.9.<text:span text:style-name="T337">50.2</text:span>.sql<text:span text:style-name="T221">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01716096">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399"/>
          </table:table-cell>
        </table:table-row>
      </table:table>
      <text:p text:style-name="P592"/>
      <text:p text:style-name="P139"/>
      <text:p text:style-name="P78"><text:span text:style-name="T6">Propietats globals</text:span>:</text:p>
      <text:list xml:id="list4267359213" text:style-name="L142">
        <text:list-item>
          <text:p text:style-name="P1022">Cap</text:p>
        </text:list-item>
      </text:list>
      <text:p text:style-name="P456"/>
      <text:list xml:id="list92325461446989" text:continue-list="list92325341742437" text:style-name="Outline">
        <text:list-item>
          <text:list>
            <text:list-header>
              <text:h text:style-name="P710" text:outline-level="2" text:is-list-header="true"><text:bookmark-start text:name="__RefHeading___Toc79566_283954641611121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1"/></text:h>
            </text:list-header>
          </text:list>
        </text:list-item>
      </text:list>
      <text:p text:style-name="P363">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3"/>
      <text:p text:style-name="P182">Resum: <text:span text:style-name="T331"><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92324544495496" text:continue-list="list92324920499304" text:style-name="L77">
        <text:list-item>
          <text:p text:style-name="P997"><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30"/>
      <text:p text:style-name="P530">Errors resolts:</text:p>
      <text:list xml:id="list2209659101" text:style-name="L143">
        <text:list-item>
          <text:p text:style-name="P1009"><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1"/>
      <text:p text:style-name="P140">Base de dades:<text:span text:style-name="T5"> </text:span></text:p>
      <text:list xml:id="list2793759952" text:style-name="L144">
        <text:list-item>
          <text:p text:style-name="P775">distribucio_update_0.9.<text:span text:style-name="T333">50</text:span>.sql<text:span text:style-name="T221"> (Oracle)</text:span></text:p>
          <text:list>
            <text:list-item>
              <text:p text:style-name="P982">Nova propietat configurable <text:span text:style-name="T322">per poder</text:span><text:span text:style-name="T333">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597740176">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3037380222" text:style-name="L145">
        <text:list-item>
          <text:p text:style-name="P1015">Sense canvis</text:p>
        </text:list-item>
      </text:list>
      <text:p text:style-name="P409"/>
      <text:p text:style-name="P438">Canvis a les llibreries:</text:p>
      <text:list xml:id="list276048540" text:style-name="L146">
        <text:list-item>
          <text:p text:style-name="P803"><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9">50</text:span></text:p>
            </text:list-item>
          </text:list>
        </text:list-item>
      </text:list>
      <text:list xml:id="list92324822168891" text:continue-list="list92325461446989" text:style-name="Outline">
        <text:list-item>
          <text:list>
            <text:list-header>
              <text:h text:style-name="P711" text:outline-level="2" text:is-list-header="true"><text:bookmark-start text:name="__RefHeading___Toc79566_2839546416111211111121"/><text:soft-page-break/><text:span text:style-name="T153">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4">Data: <text:span text:style-name="T345">24</text:span><text:span text:style-name="T291">/</text:span><text:span text:style-name="T334">0</text:span><text:span text:style-name="T345">4</text:span>/202<text:span text:style-name="T334">4</text:span><text:span text:style-name="T242"> </text:span><text:span text:style-name="T339">1</text:span><text:span text:style-name="T345">3</text:span><text:span text:style-name="T242">:</text:span><text:span text:style-name="T345">3</text:span><text:span text:style-name="T242">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3467389801" text:style-name="L147">
        <text:list-item>
          <text:p text:style-name="P1019"><text:a xlink:type="simple" xlink:href="https://github.com/GovernIB/distribucio/issues/667" text:style-name="Internet_20_link" text:visited-style-name="Visited_20_Internet_20_Link">#667</text:a><text:span text:style-name="T345"> </text:span>Evitar validar documents annexos XML<text:span text:style-name="T345">.</text:span></text:p>
        </text:list-item>
        <text:list-item>
          <text:p text:style-name="P1019"><text:a xlink:type="simple" xlink:href="https://github.com/GovernIB/distribucio/issues/668" text:style-name="Internet_20_link" text:visited-style-name="Visited_20_Internet_20_Link">#668</text:a><text:span text:style-name="T345"> </text:span>Revisar com es guarden els documents annexos de tipus XML per a que quedin com a definitius<text:span text:style-name="T345">.</text:span></text:p>
        </text:list-item>
        <text:list-item>
          <text:p text:style-name="P1019"><text:a xlink:type="simple" xlink:href="https://github.com/GovernIB/distribucio/issues/670" text:style-name="Internet_20_link" text:visited-style-name="Visited_20_Internet_20_Link">#670</text:a><text:span text:style-name="T345"> </text:span>Tornar a validar signatures en cada reintent de guardar a l'Arxiu si l'annex no té firmes vàlides <text:span text:style-name="T345">.</text:span></text:p>
        </text:list-item>
      </text:list>
      <text:p text:style-name="P531"/>
      <text:p text:style-name="P531">Errors resolts:</text:p>
      <text:list xml:id="list546666503" text:style-name="L148">
        <text:list-item>
          <text:p text:style-name="P1010">Cap</text:p>
        </text:list-item>
      </text:list>
      <text:p text:style-name="P312"/>
      <text:p text:style-name="P141">Base de dades:<text:span text:style-name="T5"> </text:span></text:p>
      <text:list xml:id="list3857399346" text:style-name="L149">
        <text:list-item>
          <text:p text:style-name="P1023">Sense canvis</text:p>
        </text:list-item>
      </text:list>
      <text:p text:style-name="P80"><text:span text:style-name="T6">Propietats globals</text:span>:</text:p>
      <text:p text:style-name="P651">Cap</text:p>
      <text:list xml:id="list92324779349547" text:continue-list="list92324822168891" text:style-name="Outline">
        <text:list-item>
          <text:list>
            <text:list-header>
              <text:h text:style-name="P711" text:outline-level="2" text:is-list-header="true"/>
              <text:h text:style-name="P712" text:outline-level="2" text:is-list-header="true"><text:bookmark-start text:name="__RefHeading___Toc130348_3874307552"/><text:span text:style-name="T344">V</text:span><text:span text:style-name="T153">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65">Data: <text:span text:style-name="T355">01</text:span><text:span text:style-name="T291">/</text:span><text:span text:style-name="T355">10</text:span>/202<text:span text:style-name="T334">4</text:span><text:span text:style-name="T242"> </text:span><text:span text:style-name="T355">09</text:span><text:span text:style-name="T242">:</text:span><text:span text:style-name="T346">0</text:span><text:span text:style-name="T242">0h</text:span></text:p>
      <text:p text:style-name="P363"/>
      <text:p text:style-name="P182">Resum: </text:p>
      <text:p text:style-name="P650">Versió evolutiva per migrar DISTRIBUCIO a JBoss 7.2 i Java 11.</text:p>
      <text:p text:style-name="P623"/>
      <text:p text:style-name="P571">Millores incloses:</text:p>
      <text:list xml:id="list92324419017064" text:continue-list="list92324544495496" text:style-name="L77">
        <text:list-item>
          <text:p text:style-name="P1017"><text:a xlink:type="simple" xlink:href="https://github.com/GovernIB/distribucio/issues/172" text:style-name="Internet_20_link" text:visited-style-name="Visited_20_Internet_20_Link">#172</text:a><text:span text:style-name="T340">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40">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3"> </text:span>Revisar el manual d'integració</text:p>
        </text:list-item>
      </text:list>
      <text:p text:style-name="P530"/>
      <text:p text:style-name="P530">Errors resolts:</text:p>
      <text:list xml:id="list2484596516" text:style-name="L150">
        <text:list-item>
          <text:p text:style-name="P1011"><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12"><text:a xlink:type="simple" xlink:href="https://github.com/GovernIB/distribucio/issues/675" text:style-name="Internet_20_link" text:visited-style-name="Visited_20_Internet_20_Link">#675</text:a><text:span text:style-name="T350"> </text:span>Revisar plugins de validació de firma i firma en servidor </text:p>
        </text:list-item>
      </text:list>
      <text:p text:style-name="P311"/>
      <text:p text:style-name="P140">Base de dades:<text:span text:style-name="T5"> </text:span></text:p>
      <text:list xml:id="list2829295305" text:style-name="L151">
        <text:list-item>
          <text:p text:style-name="P776">distribucio_update_<text:span text:style-name="T341">1</text:span>.<text:span text:style-name="T341">0</text:span>.<text:span text:style-name="T341">1</text:span>.sql<text:span text:style-name="T221"> (Oracle)</text:span></text:p>
          <text:list>
            <text:list-item>
              <text:p text:style-name="P1021"><text:span text:style-name="T341">Modificació de les taules de permisos pels canvis de packages</text:span>.</text:p>
            </text:list-item>
            <text:list-item>
              <text:p text:style-name="P983"><text:span text:style-name="T341">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51">LDAP CAIB</text:span>.</text:p>
            </text:list-item>
          </text:list>
        </text:list-item>
      </text:list>
      <text:p text:style-name="P653"/>
      <text:p text:style-name="P632"/>
      <table:table table:name="Table33" table:style-name="Table33">
        <table:table-column table:style-name="Table33.A"/>
        <table:table-row table:style-name="TableLine446741584">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5">'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8">NULL</text:span><text:span text:style-name="T31">;</text:span></text:p>
            <text:p text:style-name="P424"><text:span text:style-name="T62">UPDATE</text:span><text:span text:style-name="T31"> dis_acl_class </text:span><text:span text:style-name="T62">SET</text:span><text:span text:style-name="T31"> class = </text:span><text:span text:style-name="T165">'es.caib.distribucio.persist.entity.BustiaEntity'</text:span><text:span text:style-name="T31"> </text:span><text:span text:style-name="T62">WHERE</text:span><text:span text:style-name="T31"> class = </text:span><text:span text:style-name="T165">'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5">'es.caib.distribucio.persist.entity.EntitatEntity'</text:span><text:span text:style-name="T31"> </text:span><text:span text:style-name="T62">WHERE</text:span><text:span text:style-name="T31"> class = </text:span><text:span text:style-name="T165">'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5">'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5">'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serverurl'</text:span><text:span text:style-name="T31">, </text:span><text:span text:style-name="T148">NULL</text:span><text:span text:style-name="T31">, </text:span><text:span text:style-name="T165">'Url del servidor de keycloak'</text:span><text:span text:style-name="T31">, </text:span><text:span text:style-name="T165">'USUARIS'</text:span><text:span text:style-name="T31">, </text:span><text:span text:style-name="T165">'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5">'es.caib.distribucio.plugin.dades.usuari.pluginsib.userinformation.keycloak.realm'</text:span><text:span text:style-name="T31">, </text:span><text:span text:style-name="T148">NULL</text:span><text:span text:style-name="T31">, </text:span><text:span text:style-name="T165">'Realm del keycloak'</text:span><text:span text:style-name="T31">, </text:span><text:span text:style-name="T165">'USUARIS'</text:span><text:span text:style-name="T31">, </text:span><text:span text:style-name="T165">'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text:span><text:span text:style-name="T31">, </text:span><text:span text:style-name="T148">NULL</text:span><text:span text:style-name="T31">, </text:span><text:span text:style-name="T165">'Client ID del keycloak'</text:span><text:span text:style-name="T31">, </text:span><text:span text:style-name="T165">'USUARIS'</text:span><text:span text:style-name="T31">, </text:span><text:span text:style-name="T165">'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_for_user_autentication'</text:span><text:span text:style-name="T31">, </text:span><text:span text:style-name="T148">NULL</text:span><text:span text:style-name="T31">, </text:span><text:span text:style-name="T165">'Client ID per autenticació del keycloak'</text:span><text:span text:style-name="T31">, </text:span><text:span text:style-name="T165">'USUARIS'</text:span><text:span text:style-name="T31">, </text:span><text:span text:style-name="T165">'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password_secret'</text:span><text:span text:style-name="T31">, </text:span><text:span text:style-name="T148">NULL</text:span><text:span text:style-name="T31">, </text:span><text:span text:style-name="T165">'Secret del client de keycloak'</text:span><text:span text:style-name="T31">, </text:span><text:span text:style-name="T165">'USUARIS'</text:span><text:span text:style-name="T31">, </text:span><text:span text:style-name="T165">'10'</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mapping.administrationID'</text:span><text:span text:style-name="T31">, </text:span><text:span text:style-name="T165">'</text:span><text:span text:style-name="T166">nif</text:span><text:span text:style-name="T165">'</text:span><text:span text:style-name="T31">, </text:span><text:span text:style-name="T165">'Mapeig del administrationID de keycloak'</text:span><text:span text:style-name="T31">, </text:span><text:span text:style-name="T165">'USUARIS'</text:span><text:span text:style-name="T31">, </text:span><text:span text:style-name="T165">'11'</text:span><text:span text:style-name="T31">, </text:span><text:span text:style-name="T165">'0'</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debug'</text:span><text:span text:style-name="T31">, </text:span><text:span text:style-name="T165">'false'</text:span><text:span text:style-name="T31">, </text:span><text:span text:style-name="T165">'Activar el debug del plugin de keycloak'</text:span><text:span text:style-name="T31">, </text:span><text:span text:style-name="T165">'USUARIS'</text:span><text:span text:style-name="T31">, </text:span><text:span text:style-name="T165">'12'</text:span><text:span text:style-name="T31">, </text:span><text:span text:style-name="T165">'0'</text:span><text:span text:style-name="T31">, </text:span><text:span text:style-name="T165">'BOOL'</text:span><text:span text:style-name="T31">, </text:span><text:span text:style-name="T148">null</text:span><text:span text:style-name="T31">, </text:span><text:span text:style-name="T148">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5">'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5">'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arxiu.caib'</text:span><text:span text:style-name="T31">,</text:span><text:span text:style-name="T165">'.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5">'%.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s.validatesignature'</text:span><text:span text:style-name="T31">,</text:span><text:span text:style-name="T165">'.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5">'%.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host_url'</text:span><text:span text:style-name="T31">, </text:span><text:span text:style-name="T148">NULL</text:span><text:span text:style-name="T31">, </text:span><text:span text:style-name="T165">'URL del servidor LDAP CAIB'</text:span><text:span text:style-name="T31">, </text:span><text:span text:style-name="T165">'USUARIS'</text:span><text:span text:style-name="T31">, </text:span><text:span text:style-name="T165">'1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principal'</text:span><text:span text:style-name="T31">, </text:span><text:span text:style-name="T148">NULL</text:span><text:span text:style-name="T31">, </text:span><text:span text:style-name="T165">'Security principal pel servidor LDAP CAIB'</text:span><text:span text:style-name="T31">, </text:span><text:span text:style-name="T165">'USUARIS'</text:span><text:span text:style-name="T31">, </text:span><text:span text:style-name="T165">'1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authentication'</text:span><text:span text:style-name="T31">, </text:span><text:span text:style-name="T148">NULL</text:span><text:span text:style-name="T31">, </text:span><text:span text:style-name="T165">'Security authentication pel servidor LDAP CAIB'</text:span><text:span text:style-name="T31">, </text:span><text:span text:style-name="T165">'USUARIS'</text:span><text:span text:style-name="T31">, </text:span><text:span text:style-name="T165">'1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credentials'</text:span><text:span text:style-name="T31">, </text:span><text:span text:style-name="T148">NULL</text:span><text:span text:style-name="T31">, </text:span><text:span text:style-name="T165">'Security credentials pel servidor LDAP CAIB'</text:span><text:span text:style-name="T31">, </text:span><text:span text:style-name="T165">'USUARIS'</text:span><text:span text:style-name="T31">, </text:span><text:span text:style-name="T165">'16'</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users_context_dn'</text:span><text:span text:style-name="T31">, </text:span><text:span text:style-name="T148">NULL</text:span><text:span text:style-name="T31">, </text:span><text:span text:style-name="T165">'User context DN pel servidor LDAP CAIB'</text:span><text:span text:style-name="T31">, </text:span><text:span text:style-name="T165">'USUARIS'</text:span><text:span text:style-name="T31">, </text:span><text:span text:style-name="T165">'1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arch_scope'</text:span><text:span text:style-name="T31">, </text:span><text:span text:style-name="T148">NULL</text:span><text:span text:style-name="T31">, </text:span><text:span text:style-name="T165">'Search scope pel servidor LDAP CAIB'</text:span><text:span text:style-name="T31">, </text:span><text:span text:style-name="T165">'USUARIS'</text:span><text:span text:style-name="T31">, </text:span><text:span text:style-name="T165">'1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username'</text:span><text:span text:style-name="T31">, </text:span><text:span text:style-name="T148">NULL</text:span><text:span text:style-name="T31">, </text:span><text:span text:style-name="T165">'Attribute username pel servidor LDAP CAIB'</text:span><text:span text:style-name="T31">, </text:span><text:span text:style-name="T165">'USUARIS'</text:span><text:span text:style-name="T31">, </text:span><text:span text:style-name="T165">'1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ail'</text:span><text:span text:style-name="T31">, </text:span><text:span text:style-name="T148">NULL</text:span><text:span text:style-name="T31">, </text:span><text:span text:style-name="T165">'Attribute mail pel servidor LDAP CAIB'</text:span><text:span text:style-name="T31">, </text:span><text:span text:style-name="T165">'USUARIS'</text:span><text:span text:style-name="T31">, </text:span><text:span text:style-name="T165">'2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adm</text:span><text:soft-page-break/><text:span text:style-name="T165">inistration_id'</text:span><text:span text:style-name="T31">, </text:span><text:span text:style-name="T148">NULL</text:span><text:span text:style-name="T31">, </text:span><text:span text:style-name="T165">'Attribute administration id pel servidor LDAP CAIB'</text:span><text:span text:style-name="T31">, </text:span><text:span text:style-name="T165">'USUARIS'</text:span><text:span text:style-name="T31">, </text:span><text:span text:style-name="T165">'21'</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name'</text:span><text:span text:style-name="T31">, </text:span><text:span text:style-name="T148">NULL</text:span><text:span text:style-name="T31">, </text:span><text:span text:style-name="T165">'Attribute name pel servidor LDAP CAIB'</text:span><text:span text:style-name="T31">, </text:span><text:span text:style-name="T165">'USUARIS'</text:span><text:span text:style-name="T31">, </text:span><text:span text:style-name="T165">'22'</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text:span><text:span text:style-name="T31">, </text:span><text:span text:style-name="T148">NULL</text:span><text:span text:style-name="T31">, </text:span><text:span text:style-name="T165">'Attribute surname pel servidor LDAP CAIB'</text:span><text:span text:style-name="T31">, </text:span><text:span text:style-name="T165">'USUARIS'</text:span><text:span text:style-name="T31">, </text:span><text:span text:style-name="T165">'2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1'</text:span><text:span text:style-name="T31">, </text:span><text:span text:style-name="T148">NULL</text:span><text:span text:style-name="T31">, </text:span><text:span text:style-name="T165">'Attribute surname 1 pel servidor LDAP CAIB'</text:span><text:span text:style-name="T31">, </text:span><text:span text:style-name="T165">'USUARIS'</text:span><text:span text:style-name="T31">, </text:span><text:span text:style-name="T165">'2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2'</text:span><text:span text:style-name="T31">, </text:span><text:span text:style-name="T148">NULL</text:span><text:span text:style-name="T31">, </text:span><text:span text:style-name="T165">'Attribute surname 2 pel servidor LDAP CAIB'</text:span><text:span text:style-name="T31">, </text:span><text:span text:style-name="T165">'USUARIS'</text:span><text:span text:style-name="T31">, </text:span><text:span text:style-name="T165">'2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telephone'</text:span><text:span text:style-name="T31">, </text:span><text:span text:style-name="T148">NULL</text:span><text:span text:style-name="T31">, </text:span><text:span text:style-name="T165">'Attribute telephone pel servidor LDAP CAIB'</text:span><text:span text:style-name="T31">, </text:span><text:span text:style-name="T165">'USUARIS'</text:span><text:span text:style-name="T31">, </text:span><text:span text:style-name="T165">'2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department'</text:span><text:span text:style-name="T31">, </text:span><text:span text:style-name="T148">NULL</text:span><text:span text:style-name="T31">, </text:span><text:span text:style-name="T165">'Attribute department pel servidor LDAP CAIB'</text:span><text:span text:style-name="T31">, </text:span><text:span text:style-name="T165">'USUARIS'</text:span><text:span text:style-name="T31">, </text:span><text:span text:style-name="T165">'2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emberof'</text:span><text:span text:style-name="T31">, </text:span><text:span text:style-name="T148">NULL</text:span><text:span text:style-name="T31">, </text:span><text:span text:style-name="T165">'Attribute member of pel servidor LDAP CAIB'</text:span><text:span text:style-name="T31">, </text:span><text:span text:style-name="T165">'USUARIS'</text:span><text:span text:style-name="T31">, </text:span><text:span text:style-name="T165">'2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prefix_role_match_memberof'</text:span><text:span text:style-name="T31">, </text:span><text:span text:style-name="T148">NULL</text:span><text:span text:style-name="T31">, </text:span><text:span text:style-name="T165">'Attribute prefix role match member of pel servidor LDAP CAIB'</text:span><text:span text:style-name="T31">, </text:span><text:span text:style-name="T165">'USUARIS'</text:span><text:span text:style-name="T31">, </text:span><text:span text:style-name="T165">'2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uffix_role_match_memberof'</text:span><text:span text:style-name="T31">, </text:span><text:span text:style-name="T148">NULL</text:span><text:span text:style-name="T31">, </text:span><text:span text:style-name="T165">'Attribute suffix role match member of pel servidor LDAP CAIB'</text:span><text:span text:style-name="T31">, </text:span><text:span text:style-name="T165">'USUARIS'</text:span><text:span text:style-name="T31">, </text:span><text:span text:style-name="T165">'3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2278117295"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52">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92323821154931"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14858112">
            <table:table-cell table:style-name="TableBox714848032"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5</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0-01T09:23:22.044999715">01/10/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18M21S</meta:editing-duration>
    <meta:editing-cycles>485</meta:editing-cycles>
    <meta:generator>LibreOffice/7.3.5.2$Windows_X86_64 LibreOffice_project/184fe81b8c8c30d8b5082578aee2fed2ea847c01</meta:generator>
    <dc:date>2024-10-01T09:23:21.491000000</dc:date>
    <dc:creator>Daniel Moreno Linares</dc:creator>
    <meta:document-statistic meta:table-count="55" meta:image-count="3" meta:object-count="0" meta:page-count="92" meta:paragraph-count="2681" meta:word-count="19411" meta:character-count="174356" meta:non-whitespace-character-count="153130"/>
  </office:meta>
</office:document-meta>
</file>